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B000034B80000185AFC00FEFFDE365CC2.wmf" manifest:media-type="image/x-wm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Droid Sans Devanagari1" svg:font-family="'Droid Sans Devanagari'"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3">
      <style:paragraph-properties fo:margin-left="3.251cm" fo:margin-right="0cm" fo:text-indent="-1.27cm" style:auto-text-indent="false"/>
      <style:text-properties style:font-name="Calibri" fo:font-size="12pt" style:font-size-asian="12pt" style:font-name-complex="Book Antiqua"/>
    </style:style>
    <style:style style:name="P2" style:family="paragraph" style:parent-style-name="Heading_20_3">
      <style:paragraph-properties fo:margin-left="0.339cm" fo:margin-right="0cm" fo:text-indent="1.249cm" style:auto-text-indent="false"/>
      <style:text-properties style:font-name="Calibri" fo:font-size="12pt" style:font-size-asian="12pt" style:font-name-complex="Book Antiqua"/>
    </style:style>
    <style:style style:name="P3" style:family="paragraph" style:parent-style-name="Heading_20_3">
      <style:paragraph-properties fo:margin-left="3cm" fo:margin-right="0cm" fo:text-indent="-1.27cm" style:auto-text-indent="false"/>
      <style:text-properties style:font-name="Calibri" fo:font-size="12pt" style:font-size-asian="12pt" style:font-name-complex="Book Antiqua"/>
    </style:style>
    <style:style style:name="P4" style:family="paragraph" style:parent-style-name="Heading_20_7">
      <style:text-properties style:font-name="Calibri" style:font-name-complex="Calibri"/>
    </style:style>
    <style:style style:name="P5" style:family="paragraph" style:parent-style-name="Heading_20_2">
      <style:paragraph-properties fo:margin-left="2.501cm" fo:margin-right="0cm" fo:text-indent="-1.016cm" style:auto-text-indent="false"/>
      <style:text-properties style:font-name="Calibri" fo:font-size="12pt" fo:font-style="normal" style:font-size-asian="12pt" style:font-style-asian="normal" style:font-name-complex="Book Antiqua"/>
    </style:style>
    <style:style style:name="P6" style:family="paragraph" style:parent-style-name="Standard">
      <style:text-properties style:font-name="Calibri" style:font-name-complex="Calibri"/>
    </style:style>
    <style:style style:name="P7" style:family="paragraph" style:parent-style-name="Standard">
      <style:text-properties style:font-name="Calibri" fo:font-weight="bold" style:font-weight-asian="bold" style:font-name-complex="Book Antiqua"/>
    </style:style>
    <style:style style:name="P8" style:family="paragraph" style:parent-style-name="Standard">
      <style:text-properties style:font-name="Calibri" style:font-name-complex="Book Antiqua"/>
    </style:style>
    <style:style style:name="P9" style:family="paragraph" style:parent-style-name="Standard">
      <style:paragraph-properties>
        <style:tab-stops>
          <style:tab-stop style:position="2.858cm"/>
        </style:tab-stops>
      </style:paragraph-properties>
      <style:text-properties style:font-name="Calibri" style:font-name-complex="Book Antiqua"/>
    </style:style>
    <style:style style:name="P10" style:family="paragraph" style:parent-style-name="Standard">
      <style:paragraph-properties fo:text-align="justify" style:justify-single-word="false">
        <style:tab-stops>
          <style:tab-stop style:position="1.905cm"/>
        </style:tab-stops>
      </style:paragraph-properties>
      <style:text-properties style:font-name="Calibri" style:font-name-complex="Book Antiqua"/>
    </style:style>
    <style:style style:name="P11" style:family="paragraph" style:parent-style-name="Standard">
      <style:text-properties style:font-name="Calibri" fo:font-size="12pt" fo:font-style="italic" style:font-size-asian="12pt" style:font-style-asian="italic" style:font-name-complex="Book Antiqua"/>
    </style:style>
    <style:style style:name="P12" style:family="paragraph" style:parent-style-name="Standard">
      <style:text-properties style:font-name="Calibri" fo:font-size="14pt" style:font-size-asian="14pt" style:font-name-complex="Book Antiqua"/>
    </style:style>
    <style:style style:name="P13" style:family="paragraph" style:parent-style-name="Standard">
      <style:text-properties fo:text-transform="uppercase" style:font-name="Calibri" fo:font-size="10pt" fo:language="es" fo:country="AR" fo:font-weight="bold" style:font-size-asian="10pt" style:language-asian="es" style:country-asian="AR" style:font-weight-asian="bold" style:font-name-complex="Calibri" style:font-size-complex="10pt" style:font-weight-complex="bold"/>
    </style:style>
    <style:style style:name="P14" style:family="paragraph" style:parent-style-name="Standard">
      <style:text-properties fo:color="#0000ff" style:font-name="Calibri" fo:font-style="italic" style:font-style-asian="italic" style:font-name-complex="Book Antiqua"/>
    </style:style>
    <style:style style:name="P15" style:family="paragraph" style:parent-style-name="Standard">
      <style:paragraph-properties fo:text-align="justify" style:justify-single-word="false"/>
      <style:text-properties fo:color="#0000ff" style:font-name="Calibri" fo:font-style="italic" style:font-style-asian="italic" style:font-name-complex="Book Antiqua"/>
    </style:style>
    <style:style style:name="P16" style:family="paragraph" style:parent-style-name="Standard">
      <style:text-properties fo:color="#0000ff" style:font-name="Calibri" fo:font-style="italic" style:font-style-asian="italic" style:font-name-complex="Calibri"/>
    </style:style>
    <style:style style:name="P17" style:family="paragraph" style:parent-style-name="Standard" style:list-style-name="WW8Num11">
      <style:paragraph-properties fo:text-align="justify" style:justify-single-word="false" fo:hyphenation-ladder-count="no-limit"/>
      <style:text-properties fo:color="#0000ff" style:font-name="Calibri" fo:font-style="italic" style:font-style-asian="italic" style:font-name-complex="Calibri" fo:hyphenate="true" fo:hyphenation-remain-char-count="2" fo:hyphenation-push-char-count="2"/>
    </style:style>
    <style:style style:name="P18" style:family="paragraph" style:parent-style-name="Standard" style:list-style-name="WW8Num8">
      <style:paragraph-properties fo:hyphenation-ladder-count="no-limit"/>
      <style:text-properties fo:color="#0000ff" style:font-name="Calibri" fo:font-style="italic" style:font-style-asian="italic" style:font-name-complex="Calibri" fo:hyphenate="true" fo:hyphenation-remain-char-count="2" fo:hyphenation-push-char-count="2"/>
    </style:style>
    <style:style style:name="P19" style:family="paragraph" style:parent-style-name="Standard" style:list-style-name="WW8Num12">
      <style:paragraph-properties fo:hyphenation-ladder-count="no-limit"/>
      <style:text-properties fo:color="#0000ff" style:font-name="Calibri" fo:font-style="italic" style:font-style-asian="italic" style:font-name-complex="Calibri" fo:hyphenate="true" fo:hyphenation-remain-char-count="2" fo:hyphenation-push-char-count="2"/>
    </style:style>
    <style:style style:name="P20" style:family="paragraph" style:parent-style-name="Standard">
      <style:text-properties fo:color="#0000ff" style:font-name="Calibri" fo:language="es" fo:country="AR" fo:font-style="italic" style:font-style-asian="italic" style:font-name-complex="Book Antiqua"/>
    </style:style>
    <style:style style:name="P21" style:family="paragraph" style:parent-style-name="Standard">
      <style:text-properties fo:color="#0000ff" style:font-name="Book Antiqua" fo:font-size="12pt" fo:font-style="italic" style:font-size-asian="12pt" style:font-style-asian="italic" style:font-name-complex="Book Antiqua"/>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1.27cm" fo:margin-right="0cm" fo:text-align="justify" style:justify-single-word="false" fo:text-indent="0cm" style:auto-text-indent="false"/>
    </style:style>
    <style:style style:name="P24" style:family="paragraph" style:parent-style-name="Standard">
      <style:paragraph-properties fo:margin-left="1.27cm" fo:margin-right="0cm" fo:text-align="justify" style:justify-single-word="false" fo:text-indent="0cm" style:auto-text-indent="false"/>
      <style:text-properties fo:color="#0000ff" style:font-name="Calibri" fo:font-style="italic" style:font-style-asian="italic" style:font-name-complex="Book Antiqua"/>
    </style:style>
    <style:style style:name="P25" style:family="paragraph" style:parent-style-name="Standard">
      <style:paragraph-properties fo:margin-left="1.27cm" fo:margin-right="0cm" fo:text-indent="0cm" style:auto-text-indent="false"/>
      <style:text-properties fo:color="#0000ff" style:font-name="Calibri" fo:font-style="italic" style:font-style-asian="italic" style:font-name-complex="Calibri"/>
    </style:style>
    <style:style style:name="P26" style:family="paragraph" style:parent-style-name="Standard">
      <style:paragraph-properties fo:margin-left="1.27cm" fo:margin-right="0cm" fo:text-align="justify" style:justify-single-word="false" fo:text-indent="0cm" style:auto-text-indent="false"/>
      <style:text-properties fo:color="#0000ff" style:font-name="Calibri" fo:font-style="italic" fo:font-weight="bold" style:font-style-asian="italic" style:font-weight-asian="bold" style:font-name-complex="Book Antiqua"/>
    </style:style>
    <style:style style:name="P27" style:family="paragraph" style:parent-style-name="Standard">
      <style:paragraph-properties fo:margin-left="1.27cm" fo:margin-right="0cm" fo:text-align="justify" style:justify-single-word="false" fo:text-indent="0cm" style:auto-text-indent="false"/>
      <style:text-properties fo:color="#595959" style:font-name="Calibri" fo:font-style="italic" style:font-style-asian="italic" style:font-name-complex="Book Antiqua"/>
    </style:style>
    <style:style style:name="P28" style:family="paragraph" style:parent-style-name="Standard">
      <style:paragraph-properties fo:margin-left="0.635cm" fo:margin-right="0cm" fo:text-align="justify" style:justify-single-word="false" fo:text-indent="0cm" style:auto-text-indent="false"/>
    </style:style>
    <style:style style:name="P29" style:family="paragraph" style:parent-style-name="Standard">
      <style:paragraph-properties fo:margin-left="0.635cm" fo:margin-right="0cm" fo:text-align="justify" style:justify-single-word="false" fo:text-indent="0cm" style:auto-text-indent="false"/>
      <style:text-properties fo:color="#0000ff" style:font-name="Calibri" fo:font-style="italic" style:font-style-asian="italic" style:font-name-complex="Calibri"/>
    </style:style>
    <style:style style:name="P30" style:family="paragraph" style:parent-style-name="Standard">
      <style:paragraph-properties fo:margin-left="0.635cm" fo:margin-right="0cm" fo:text-align="justify" style:justify-single-word="false" fo:text-indent="0cm" style:auto-text-indent="false"/>
      <style:text-properties fo:color="#0000ff" style:font-name="Calibri" fo:font-style="italic" style:font-style-asian="italic" style:font-name-complex="Book Antiqua"/>
    </style:style>
    <style:style style:name="P31" style:family="paragraph" style:parent-style-name="Standard">
      <style:paragraph-properties fo:margin-left="0.635cm" fo:margin-right="0cm" fo:text-align="justify" style:justify-single-word="false" fo:text-indent="0.614cm" style:auto-text-indent="false"/>
      <style:text-properties fo:color="#595959" style:font-name="Calibri" fo:font-style="italic" style:font-style-asian="italic" style:font-name-complex="Book Antiqua"/>
    </style:style>
    <style:style style:name="P32" style:family="paragraph" style:parent-style-name="Standard">
      <style:paragraph-properties fo:margin-left="1.249cm" fo:margin-right="0cm" fo:text-align="justify" style:justify-single-word="false" fo:text-indent="0cm" style:auto-text-indent="false"/>
      <style:text-properties fo:color="#595959" style:font-name="Calibri" fo:font-style="italic" style:font-style-asian="italic" style:font-name-complex="Book Antiqua" style:font-style-complex="italic"/>
    </style:style>
    <style:style style:name="P33" style:family="paragraph" style:parent-style-name="Standard">
      <style:paragraph-properties fo:margin-left="2cm" fo:margin-right="0cm" fo:text-align="justify" style:justify-single-word="false" fo:text-indent="0cm" style:auto-text-indent="false"/>
    </style:style>
    <style:style style:name="P34" style:family="paragraph" style:parent-style-name="Standard">
      <style:paragraph-properties fo:margin-left="1.249cm" fo:margin-right="0cm" fo:text-indent="0.021cm" style:auto-text-indent="false"/>
      <style:text-properties fo:color="#0000ff" style:font-name="Calibri" fo:font-style="italic" style:font-style-asian="italic" style:font-name-complex="Calibri"/>
    </style:style>
    <style:style style:name="P35" style:family="paragraph" style:parent-style-name="Standard">
      <style:paragraph-properties fo:margin-left="5.398cm" fo:margin-right="0cm" fo:text-indent="0cm" style:auto-text-indent="false"/>
      <style:text-properties style:font-name="Calibri" style:font-name-asian="Calibri" style:font-name-complex="Calibri"/>
    </style:style>
    <style:style style:name="P36" style:family="paragraph" style:parent-style-name="Standard">
      <style:paragraph-properties fo:margin-left="1.501cm" fo:margin-right="0cm" fo:text-indent="0.021cm" style:auto-text-indent="false"/>
    </style:style>
    <style:style style:name="P37" style:family="paragraph" style:parent-style-name="Standard">
      <style:paragraph-properties fo:margin-left="3.133cm" fo:margin-right="0cm" fo:text-align="justify" style:justify-single-word="false" fo:text-indent="0cm" style:auto-text-indent="false"/>
      <style:text-properties style:font-name="Calibri" style:font-name-complex="Book Antiqua"/>
    </style:style>
    <style:style style:name="P38" style:family="paragraph" style:parent-style-name="Standard">
      <style:paragraph-properties fo:margin-left="3.747cm" fo:margin-right="0cm" fo:text-indent="0cm" style:auto-text-indent="false"/>
      <style:text-properties fo:color="#0000ff" style:font-name="Calibri" fo:letter-spacing="0.035cm" fo:font-style="italic" fo:font-weight="bold" style:font-style-asian="italic" style:font-weight-asian="bold" style:font-name-complex="Book Antiqua"/>
    </style:style>
    <style:style style:name="P39" style:family="paragraph" style:parent-style-name="Standard">
      <style:paragraph-properties fo:margin-left="2.501cm" fo:margin-right="0cm" fo:text-align="justify" style:justify-single-word="false" fo:text-indent="0cm" style:auto-text-indent="false"/>
      <style:text-properties style:font-name="Calibri" fo:letter-spacing="0.035cm" fo:font-weight="bold" style:font-weight-asian="bold" style:font-name-complex="Book Antiqua"/>
    </style:style>
    <style:style style:name="P40" style:family="paragraph" style:parent-style-name="Standard">
      <style:paragraph-properties fo:margin-left="2.501cm" fo:margin-right="0cm" fo:text-align="justify" style:justify-single-word="false" fo:text-indent="0cm" style:auto-text-indent="false"/>
      <style:text-properties style:font-name="Calibri" fo:font-size="12pt" fo:letter-spacing="0.035cm" fo:font-weight="bold" style:font-size-asian="12pt" style:font-weight-asian="bold" style:font-name-complex="Book Antiqua"/>
    </style:style>
    <style:style style:name="P41" style:family="paragraph" style:parent-style-name="Standard">
      <style:paragraph-properties fo:margin-left="3.81cm" fo:margin-right="0cm" fo:text-align="justify" style:justify-single-word="false" fo:text-indent="0cm" style:auto-text-indent="false">
        <style:tab-stops>
          <style:tab-stop style:position="1.905cm"/>
          <style:tab-stop style:position="2.858cm"/>
        </style:tab-stops>
      </style:paragraph-properties>
    </style:style>
    <style:style style:name="P42" style:family="paragraph" style:parent-style-name="Standard">
      <style:paragraph-properties fo:margin-left="3.81cm" fo:margin-right="0cm" fo:text-align="justify" style:justify-single-word="false" fo:text-indent="0cm" style:auto-text-indent="false">
        <style:tab-stops>
          <style:tab-stop style:position="1.905cm"/>
          <style:tab-stop style:position="2.858cm"/>
          <style:tab-stop style:position="4.763cm"/>
        </style:tab-stops>
      </style:paragraph-properties>
    </style:style>
    <style:style style:name="P43" style:family="paragraph" style:parent-style-name="Standard">
      <style:paragraph-properties fo:margin-left="3.81cm" fo:margin-right="0cm" fo:text-align="justify" style:justify-single-word="false" fo:text-indent="0cm" style:auto-text-indent="false">
        <style:tab-stops>
          <style:tab-stop style:position="1.905cm"/>
          <style:tab-stop style:position="5.398cm"/>
        </style:tab-stops>
      </style:paragraph-properties>
    </style:style>
    <style:style style:name="P44" style:family="paragraph" style:parent-style-name="Standard">
      <style:paragraph-properties fo:margin-left="3.81cm" fo:margin-right="0cm" fo:text-indent="0cm" style:auto-text-indent="false"/>
      <style:text-properties fo:color="#808080" style:font-name="Calibri" fo:font-style="italic" style:font-style-asian="italic" style:font-name-complex="Calibri" style:font-style-complex="italic"/>
    </style:style>
    <style:style style:name="P45" style:family="paragraph" style:parent-style-name="Standard">
      <style:paragraph-properties fo:margin-left="2.498cm" fo:margin-right="0cm" fo:text-align="justify" style:justify-single-word="false" fo:text-indent="0cm" style:auto-text-indent="false"/>
      <style:text-properties fo:color="#0000ff" style:font-name="Calibri" fo:font-style="italic" style:font-style-asian="italic" style:font-name-complex="Book Antiqua"/>
    </style:style>
    <style:style style:name="P46" style:family="paragraph" style:parent-style-name="Standard">
      <style:paragraph-properties fo:margin-left="0.751cm" fo:margin-right="0cm" fo:text-indent="0cm" style:auto-text-indent="false"/>
      <style:text-properties fo:color="#0000ff" style:font-name="Calibri" fo:font-style="italic" style:font-style-asian="italic" style:font-name-complex="Calibri"/>
    </style:style>
    <style:style style:name="P47" style:family="paragraph" style:parent-style-name="Standard">
      <style:paragraph-properties fo:margin-left="1.588cm" fo:margin-right="0cm" fo:text-align="justify" style:justify-single-word="false" fo:text-indent="0cm" style:auto-text-indent="false"/>
      <style:text-properties fo:color="#0000ff" style:font-name="Calibri" fo:font-style="italic" style:font-style-asian="italic" style:font-name-complex="Book Antiqua"/>
    </style:style>
    <style:style style:name="P48" style:family="paragraph" style:parent-style-name="Standard" style:master-page-name="Standard">
      <style:paragraph-properties style:page-number="auto"/>
      <style:text-properties style:font-name="Calibri" style:font-name-complex="Calibri"/>
    </style:style>
    <style:style style:name="P49" style:family="paragraph" style:parent-style-name="Text_20_body">
      <style:paragraph-properties fo:break-before="page"/>
      <style:text-properties style:font-name="Calibri" fo:font-weight="bold" style:font-weight-asian="bold" style:font-name-complex="Calibri"/>
    </style:style>
    <style:style style:name="P50" style:family="paragraph" style:parent-style-name="Text_20_body">
      <style:paragraph-properties fo:margin-left="1.588cm" fo:margin-right="0cm" fo:text-indent="0cm" style:auto-text-indent="false"/>
    </style:style>
    <style:style style:name="P51" style:family="paragraph" style:parent-style-name="Text_20_body">
      <style:paragraph-properties fo:margin-left="1.588cm" fo:margin-right="0cm" fo:text-indent="0cm" style:auto-text-indent="false"/>
      <style:text-properties fo:color="#0000ff" style:font-name="Calibri" fo:font-style="italic" style:font-style-asian="italic" style:font-name-complex="Calibri"/>
    </style:style>
    <style:style style:name="P52" style:family="paragraph" style:parent-style-name="Heading_20_1">
      <style:paragraph-properties fo:margin-top="0cm" fo:margin-bottom="0cm" loext:contextual-spacing="false"/>
      <style:text-properties style:font-name="Calibri" fo:font-size="14pt" style:font-size-asian="14pt" style:font-name-complex="Book Antiqua"/>
    </style:style>
    <style:style style:name="P53" style:family="paragraph" style:parent-style-name="Heading_20_1" style:list-style-name="">
      <style:paragraph-properties fo:margin-left="1.27cm" fo:margin-right="0cm" fo:margin-top="0cm" fo:margin-bottom="0cm" loext:contextual-spacing="false" fo:text-indent="0cm" style:auto-text-indent="false"/>
      <style:text-properties style:font-name="Calibri" fo:font-size="14pt" style:font-size-asian="14pt" style:font-name-complex="Book Antiqua"/>
    </style:style>
    <style:style style:name="P54" style:family="paragraph" style:parent-style-name="Heading_20_4">
      <style:paragraph-properties fo:margin-left="2.498cm" fo:margin-right="0cm" fo:text-indent="-1.524cm" style:auto-text-indent="false"/>
      <style:text-properties style:font-name="Calibri" style:font-name-complex="Book Antiqua"/>
    </style:style>
    <style:style style:name="P55" style:family="paragraph" style:parent-style-name="Heading_20_4">
      <style:paragraph-properties fo:margin-left="2.498cm" fo:margin-right="0cm" fo:text-indent="-1.524cm" style:auto-text-indent="false"/>
      <style:text-properties style:font-name="Calibri" style:font-name-complex="Book Antiqua" style:font-style-complex="italic"/>
    </style:style>
    <style:style style:name="P56" style:family="paragraph" style:parent-style-name="Contents_20_1">
      <style:paragraph-properties>
        <style:tab-stops>
          <style:tab-stop style:position="0.847cm"/>
          <style:tab-stop style:position="16.983cm" style:type="right" style:leader-style="dotted" style:leader-text="."/>
        </style:tab-stops>
      </style:paragraph-properties>
    </style:style>
    <style:style style:name="P57" style:family="paragraph" style:parent-style-name="Sangría_20_3_20_de_20_t._20_independiente1">
      <style:paragraph-properties fo:margin-left="1.39cm" fo:margin-right="0cm" fo:line-height="100%" fo:text-indent="0cm" style:auto-text-indent="false"/>
      <style:text-properties fo:color="#0000ff" style:font-name="Calibri" fo:font-size="12pt" fo:language="es" fo:country="AR" fo:font-style="italic" style:font-size-asian="12pt" style:font-style-asian="italic" style:font-name-complex="Book Antiqua"/>
    </style:style>
    <style:style style:name="P58" style:family="paragraph" style:parent-style-name="Footer">
      <style:paragraph-properties>
        <style:tab-stops>
          <style:tab-stop style:position="13.335cm"/>
        </style:tab-stops>
      </style:paragraph-properties>
    </style:style>
    <style:style style:name="P59" style:family="paragraph" style:parent-style-name="Footer">
      <style:paragraph-properties>
        <style:tab-stops>
          <style:tab-stop style:position="13.335cm"/>
        </style:tab-stops>
      </style:paragraph-properties>
      <style:text-properties style:font-name="Book Antiqua" fo:font-size="9pt" fo:language="es" fo:country="AR" fo:font-weight="bold" style:font-size-asian="9pt" style:language-asian="es" style:country-asian="AR" style:font-weight-asian="bold" style:font-name-complex="Book Antiqua" style:font-size-complex="9pt"/>
    </style:style>
    <style:style style:name="P60" style:family="paragraph" style:parent-style-name="Header">
      <style:paragraph-properties fo:text-align="end" style:justify-single-word="false"/>
    </style:style>
    <style:style style:name="P61" style:family="paragraph" style:parent-style-name="Index_20_Heading">
      <style:text-properties style:font-name="Calibri" style:font-name-complex="Book Antiqua"/>
    </style:style>
    <style:style style:name="P62" style:family="paragraph" style:parent-style-name="Contents_20_2">
      <style:paragraph-properties>
        <style:tab-stops>
          <style:tab-stop style:position="1.693cm"/>
          <style:tab-stop style:position="16.983cm" style:type="right" style:leader-style="dotted" style:leader-text="."/>
        </style:tab-stops>
      </style:paragraph-properties>
    </style:style>
    <style:style style:name="P63" style:family="paragraph" style:parent-style-name="Contents_20_3">
      <style:paragraph-properties>
        <style:tab-stops>
          <style:tab-stop style:position="2.117cm"/>
          <style:tab-stop style:position="16.983cm" style:type="right" style:leader-style="dotted" style:leader-text="."/>
        </style:tab-stops>
      </style:paragraph-properties>
    </style:style>
    <style:style style:name="P64" style:family="paragraph" style:parent-style-name="Contents_20_3">
      <style:paragraph-properties>
        <style:tab-stops>
          <style:tab-stop style:position="16.983cm" style:type="right" style:leader-style="dotted" style:leader-text="."/>
        </style:tab-stops>
      </style:paragraph-properties>
    </style:style>
    <style:style style:name="P65" style:family="paragraph" style:parent-style-name="Contents_20_3">
      <style:paragraph-properties>
        <style:tab-stops>
          <style:tab-stop style:position="2.54cm"/>
          <style:tab-stop style:position="16.983cm" style:type="right" style:leader-style="dotted" style:leader-text="."/>
        </style:tab-stops>
      </style:paragraph-properties>
    </style:style>
    <style:style style:name="P66" style:family="paragraph" style:parent-style-name="Texto_20_independiente_20_31">
      <style:paragraph-properties fo:margin-left="1.937cm" fo:margin-right="0cm" fo:text-align="justify" style:justify-single-word="false" fo:text-indent="0cm" style:auto-text-indent="false"/>
      <style:text-properties fo:color="#595959" style:font-name="Calibri" fo:font-style="normal" style:font-style-asian="normal" style:font-name-complex="Book Antiqua"/>
    </style:style>
    <style:style style:name="P67" style:family="paragraph" style:parent-style-name="Text_20_body_20_indent">
      <style:text-properties style:font-name="Calibri" style:font-name-complex="Calibri"/>
    </style:style>
    <style:style style:name="P68" style:family="paragraph" style:parent-style-name="Sangría_20_3_20_de_20_t._20_independiente">
      <style:paragraph-properties fo:margin-left="1.39cm" fo:margin-right="0cm" fo:text-indent="0cm" style:auto-text-indent="false"/>
    </style:style>
    <style:style style:name="P69" style:family="paragraph" style:parent-style-name="Título_20_de_20_TDC">
      <style:paragraph-properties fo:text-align="center" style:justify-single-word="false">
        <style:tab-stops>
          <style:tab-stop style:position="0.501cm"/>
        </style:tab-stops>
      </style:paragraph-properties>
      <style:text-properties fo:color="#000000" style:font-name="Calibri" fo:font-size="8pt" style:font-size-asian="8pt" style:font-name-complex="Calibri" style:font-size-complex="8pt"/>
    </style:style>
    <style:style style:name="P70" style:family="paragraph" style:parent-style-name="Título_20_de_20_TDC">
      <style:paragraph-properties fo:margin-top="0cm" fo:margin-bottom="0cm" loext:contextual-spacing="false" fo:line-height="100%" fo:text-align="center" style:justify-single-word="false">
        <style:tab-stops>
          <style:tab-stop style:position="0.501cm"/>
        </style:tab-stops>
      </style:paragraph-properties>
    </style:style>
    <style:style style:name="P71" style:family="paragraph">
      <loext:graphic-properties draw:fill="none" draw:fill-color="#ffffff"/>
      <style:paragraph-properties fo:text-align="center" style:writing-mode="lr-tb"/>
    </style:style>
    <style:style style:name="T1" style:family="text">
      <style:text-properties style:font-name="Calibri" style:font-name-complex="Calibri"/>
    </style:style>
    <style:style style:name="T2" style:family="text">
      <style:text-properties style:font-name="Calibri" fo:font-size="12pt" style:font-size-asian="12pt" style:font-name-complex="Book Antiqua"/>
    </style:style>
    <style:style style:name="T3" style:family="text">
      <style:text-properties style:font-name="Calibri" fo:font-size="12pt" fo:font-style="normal" style:font-size-asian="12pt" style:font-style-asian="normal" style:font-name-complex="Book Antiqua"/>
    </style:style>
    <style:style style:name="T4" style:family="text">
      <style:text-properties style:font-name="Calibri" style:font-name-complex="Book Antiqua"/>
    </style:style>
    <style:style style:name="T5" style:family="text">
      <style:text-properties style:font-name="Calibri" style:font-name-complex="Book Antiqua" style:font-style-complex="italic"/>
    </style:style>
    <style:style style:name="T6" style:family="text">
      <style:text-properties style:font-name="Calibri" fo:font-size="14pt" style:font-size-asian="14pt" style:font-name-complex="Book Antiqua"/>
    </style:style>
    <style:style style:name="T7" style:family="text">
      <style:text-properties style:font-name="Calibri" fo:font-weight="bold" style:font-weight-asian="bold" style:font-name-complex="Book Antiqua"/>
    </style:style>
    <style:style style:name="T8" style:family="text">
      <style:text-properties style:font-name="Calibri" fo:font-weight="bold" style:font-weight-asian="bold" style:font-name-complex="Calibri"/>
    </style:style>
    <style:style style:name="T9" style:family="text">
      <style:text-properties style:font-name="Calibri" fo:letter-spacing="0.035cm" style:font-name-complex="Book Antiqua"/>
    </style:style>
    <style:style style:name="T10" style:family="text">
      <style:text-properties style:font-name="Calibri" fo:font-size="10pt" fo:font-weight="bold" style:font-size-asian="10pt" style:font-weight-asian="bold" style:font-name-complex="Book Antiqua" style:font-size-complex="10pt"/>
    </style:style>
    <style:style style:name="T11" style:family="text">
      <style:text-properties style:font-name="Calibri" fo:font-size="10pt" fo:font-weight="bold" style:font-size-asian="10pt" style:font-weight-asian="bold" style:font-name-complex="Calibri" style:font-size-complex="10pt"/>
    </style:style>
    <style:style style:name="T12" style:family="text">
      <style:text-properties style:font-name="Calibri" fo:font-size="10pt" style:font-size-asian="10pt" style:font-name-complex="Calibri" style:font-size-complex="10pt"/>
    </style:style>
    <style:style style:name="T13" style:family="text">
      <style:text-properties style:font-name="Calibri" fo:font-size="10pt" fo:language="es" fo:country="ES" style:font-size-asian="10pt" style:font-name-complex="Calibri" style:font-size-complex="10pt"/>
    </style:style>
    <style:style style:name="T14" style:family="text">
      <style:text-properties style:font-name="Calibri" fo:font-size="10pt" fo:language="es" fo:country="ES" style:font-size-asian="10pt" style:font-name-complex="Book Antiqua" style:font-size-complex="10pt"/>
    </style:style>
    <style:style style:name="T15" style:family="text">
      <style:text-properties style:font-name="Calibri" fo:font-size="10pt" fo:language="es" fo:country="ES" fo:font-weight="bold" style:font-size-asian="10pt" style:font-weight-asian="bold" style:font-name-complex="Calibri" style:font-size-complex="10pt"/>
    </style:style>
    <style:style style:name="T16" style:family="text">
      <style:text-properties fo:color="#000000" style:font-name="Calibri" fo:font-size="20pt" style:font-size-asian="20pt" style:font-name-complex="Calibri" style:font-size-complex="20pt"/>
    </style:style>
    <style:style style:name="T17" style:family="text">
      <style:text-properties fo:font-variant="normal" fo:text-transform="none" fo:font-weight="normal" style:font-weight-asian="normal" style:font-weight-complex="normal"/>
    </style:style>
    <style:style style:name="T18" style:family="text">
      <style:text-properties fo:font-variant="normal" fo:text-transform="none" fo:font-size="11pt" fo:language="es" fo:country="AR" fo:font-weight="normal" style:font-size-asian="11pt" style:language-asian="es" style:country-asian="AR" style:font-weight-asian="normal" style:font-size-complex="11pt" style:font-weight-complex="normal"/>
    </style:style>
    <style:style style:name="T19" style:family="text">
      <style:text-properties fo:font-variant="normal" fo:text-transform="none" fo:font-size="11pt" fo:language="es" fo:country="AR" style:font-size-asian="11pt" style:language-asian="es" style:country-asian="AR" style:font-size-complex="11pt"/>
    </style:style>
    <style:style style:name="T20" style:family="text">
      <style:text-properties fo:font-variant="normal" fo:text-transform="none" fo:language="es" fo:country="AR" fo:font-weight="normal" style:language-asian="es" style:country-asian="AR" style:font-weight-asian="normal" style:font-name-complex="Book Antiqua" style:font-weight-complex="normal"/>
    </style:style>
    <style:style style:name="T21" style:family="text">
      <style:text-properties fo:font-variant="normal" fo:text-transform="none" fo:language="es" fo:country="AR" fo:font-weight="normal" style:language-asian="es" style:country-asian="AR" style:font-weight-asian="normal" style:font-weight-complex="normal"/>
    </style:style>
    <style:style style:name="T22" style:family="text">
      <style:text-properties style:font-name-complex="Book Antiqua"/>
    </style:style>
    <style:style style:name="T23" style:family="text">
      <style:text-properties fo:language="es" fo:country="AR" style:language-asian="es" style:country-asian="AR"/>
    </style:style>
    <style:style style:name="T24" style:family="text">
      <style:text-properties fo:language="es" fo:country="AR" style:language-asian="es" style:country-asian="AR" style:font-name-complex="Book Antiqua"/>
    </style:style>
    <style:style style:name="T25" style:family="text">
      <style:text-properties fo:font-size="11pt" fo:language="es" fo:country="AR" fo:font-style="normal" style:font-size-asian="11pt" style:language-asian="es" style:country-asian="AR" style:font-style-asian="normal" style:font-size-complex="11pt" style:font-style-complex="normal"/>
    </style:style>
    <style:style style:name="T26" style:family="text">
      <style:text-properties fo:font-size="11pt" fo:language="es" fo:country="AR" style:font-size-asian="11pt" style:language-asian="es" style:country-asian="AR" style:font-size-complex="11pt"/>
    </style:style>
    <style:style style:name="T27" style:family="text">
      <style:text-properties fo:font-style="normal" style:font-style-asian="normal"/>
    </style:style>
    <style:style style:name="T28" style:family="text">
      <style:text-properties fo:letter-spacing="0.035cm" fo:language="es" fo:country="AR" style:language-asian="es" style:country-asian="AR" style:font-name-complex="Book Antiqua"/>
    </style:style>
    <style:style style:name="T29" style:family="text">
      <style:text-properties fo:letter-spacing="0.035cm" fo:font-weight="bold" style:font-weight-asian="bold"/>
    </style:style>
    <style:style style:name="T30" style:family="text">
      <style:text-properties fo:font-size="12pt" style:font-size-asian="12pt"/>
    </style:style>
    <style:style style:name="T31" style:family="text">
      <style:text-properties fo:color="#0000ff"/>
    </style:style>
    <style:style style:name="T32" style:family="text">
      <style:text-properties fo:color="#0000ff" style:font-name="Calibri" fo:font-style="italic" style:font-style-asian="italic" style:font-name-complex="Book Antiqua"/>
    </style:style>
    <style:style style:name="T33" style:family="text">
      <style:text-properties fo:color="#0000ff" style:font-name="Calibri" fo:font-style="italic" style:font-style-asian="italic" style:font-name-complex="Calibri"/>
    </style:style>
    <style:style style:name="T34" style:family="text">
      <style:text-properties fo:color="#0000ff" style:font-name="Calibri" fo:font-style="italic" style:font-name-asian="Calibri" style:font-style-asian="italic" style:font-name-complex="Calibri"/>
    </style:style>
    <style:style style:name="T35" style:family="text">
      <style:text-properties fo:color="#0000ff" style:font-name="Calibri" fo:font-size="12pt" fo:font-style="italic" style:font-size-asian="12pt" style:font-style-asian="italic" style:font-name-complex="Calibri"/>
    </style:style>
    <style:style style:name="T36" style:family="text">
      <style:text-properties fo:color="#0000ff" fo:font-style="italic" style:font-style-asian="italic"/>
    </style:style>
    <style:style style:name="T37" style:family="text">
      <style:text-properties fo:color="#0000ff" style:font-name="Book Antiqua" fo:font-size="12pt" fo:font-style="italic" style:font-size-asian="12pt" style:font-style-asian="italic" style:font-name-complex="Book Antiqua"/>
    </style:style>
    <style:style style:name="T38" style:family="text">
      <style:text-properties fo:color="#595959" style:font-name="Calibri" fo:font-style="italic" style:font-style-asian="italic" style:font-name-complex="Book Antiqua"/>
    </style:style>
    <style:style style:name="T39" style:family="text">
      <style:text-properties style:font-style-complex="italic"/>
    </style:style>
    <style:style style:name="T40" style:family="text">
      <style:text-properties fo:font-size="14pt" style:font-size-asian="14pt"/>
    </style:style>
    <style:style style:name="T41" style:family="text">
      <style:text-properties fo:font-weight="bold" style:font-weight-asian="bold"/>
    </style:style>
    <style:style style:name="T42" style:family="text">
      <style:text-properties fo:language="es" fo:country="AR"/>
    </style:style>
    <style:style style:name="T43" style:family="text">
      <style:text-properties style:font-name="Book Antiqua" fo:font-size="9pt" fo:font-weight="bold" style:font-size-asian="9pt" style:font-weight-asian="bold" style:font-name-complex="Book Antiqua" style:font-size-complex="9pt"/>
    </style:style>
    <style:style style:name="T44" style:family="text">
      <style:text-properties fo:color="#808080" style:font-name="Calibri" fo:font-style="italic" style:font-style-asian="italic" style:font-name-complex="Calibri" style:font-style-complex="italic"/>
    </style:style>
    <style:style style:name="T45" style:family="text">
      <style:text-properties fo:color="#808080" fo:font-style="italic" style:font-style-asian="italic" style:font-style-complex="italic"/>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2.044cm, 0cm, 1.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68686"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 text:outline-level="7">ESPECIFICACIÓN DE REQUERIMIENTOS</text:h>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9"><text:soft-page-break/></text:p>
      <text:p text:style-name="P70">Tabla de 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text:a xlink:type="simple" xlink:href="#__RefHeading___Toc384285743" text:style-name="Index_20_Link_20__28_user_29_" text:visited-style-name="Index_20_Link_20__28_user_29_"><text:span text:style-name="T24">1.</text:span></text:a><text:a xlink:type="simple" xlink:href="#__RefHeading___Toc384285743" text:style-name="Index_20_Link_20__28_user_29_" text:visited-style-name="Index_20_Link_20__28_user_29_"><text:span text:style-name="T18"><text:tab/></text:span></text:a><text:a xlink:type="simple" xlink:href="#__RefHeading___Toc384285743" text:style-name="Index_20_Link_20__28_user_29_" text:visited-style-name="Index_20_Link_20__28_user_29_"><text:span text:style-name="T24">Introducción</text:span></text:a><text:a xlink:type="simple" xlink:href="#__RefHeading___Toc384285743" text:style-name="Index_20_Link_20__28_user_29_" text:visited-style-name="Index_20_Link_20__28_user_29_"><text:span text:style-name="T23"><text:tab/>3</text:span></text:a></text:p>
          <text:p text:style-name="P62"><text:a xlink:type="simple" xlink:href="#__RefHeading___Toc384285744" text:style-name="Index_20_Link_20__28_user_29_" text:visited-style-name="Index_20_Link_20__28_user_29_"><text:span text:style-name="T24">1.1.</text:span></text:a><text:a xlink:type="simple" xlink:href="#__RefHeading___Toc384285744" text:style-name="Index_20_Link_20__28_user_29_" text:visited-style-name="Index_20_Link_20__28_user_29_"><text:span text:style-name="T19"><text:tab/></text:span></text:a><text:a xlink:type="simple" xlink:href="#__RefHeading___Toc384285744" text:style-name="Index_20_Link_20__28_user_29_" text:visited-style-name="Index_20_Link_20__28_user_29_"><text:span text:style-name="T24">Objetivo</text:span></text:a><text:a xlink:type="simple" xlink:href="#__RefHeading___Toc384285744" text:style-name="Index_20_Link_20__28_user_29_" text:visited-style-name="Index_20_Link_20__28_user_29_"><text:span text:style-name="T23"><text:tab/>3</text:span></text:a></text:p>
          <text:p text:style-name="P62"><text:a xlink:type="simple" xlink:href="#__RefHeading___Toc384285745" text:style-name="Index_20_Link_20__28_user_29_" text:visited-style-name="Index_20_Link_20__28_user_29_"><text:span text:style-name="T24">1.2.</text:span></text:a><text:a xlink:type="simple" xlink:href="#__RefHeading___Toc384285745" text:style-name="Index_20_Link_20__28_user_29_" text:visited-style-name="Index_20_Link_20__28_user_29_"><text:span text:style-name="T19"><text:tab/></text:span></text:a><text:a xlink:type="simple" xlink:href="#__RefHeading___Toc384285745" text:style-name="Index_20_Link_20__28_user_29_" text:visited-style-name="Index_20_Link_20__28_user_29_"><text:span text:style-name="T24">Definiciones, Acrónimos y Abreviaturas</text:span></text:a><text:a xlink:type="simple" xlink:href="#__RefHeading___Toc384285745" text:style-name="Index_20_Link_20__28_user_29_" text:visited-style-name="Index_20_Link_20__28_user_29_"><text:span text:style-name="T23"><text:tab/>3</text:span></text:a></text:p>
          <text:p text:style-name="P62"><text:a xlink:type="simple" xlink:href="#__RefHeading___Toc384285746" text:style-name="Index_20_Link_20__28_user_29_" text:visited-style-name="Index_20_Link_20__28_user_29_"><text:span text:style-name="T24">1.3.</text:span></text:a><text:a xlink:type="simple" xlink:href="#__RefHeading___Toc384285746" text:style-name="Index_20_Link_20__28_user_29_" text:visited-style-name="Index_20_Link_20__28_user_29_"><text:span text:style-name="T19"><text:tab/></text:span></text:a><text:a xlink:type="simple" xlink:href="#__RefHeading___Toc384285746" text:style-name="Index_20_Link_20__28_user_29_" text:visited-style-name="Index_20_Link_20__28_user_29_"><text:span text:style-name="T24">Audiencia</text:span></text:a><text:a xlink:type="simple" xlink:href="#__RefHeading___Toc384285746" text:style-name="Index_20_Link_20__28_user_29_" text:visited-style-name="Index_20_Link_20__28_user_29_"><text:span text:style-name="T23"><text:tab/>3</text:span></text:a></text:p>
          <text:p text:style-name="P62"><text:a xlink:type="simple" xlink:href="#__RefHeading___Toc384285747" text:style-name="Index_20_Link_20__28_user_29_" text:visited-style-name="Index_20_Link_20__28_user_29_"><text:span text:style-name="T24">1.4.</text:span></text:a><text:a xlink:type="simple" xlink:href="#__RefHeading___Toc384285747" text:style-name="Index_20_Link_20__28_user_29_" text:visited-style-name="Index_20_Link_20__28_user_29_"><text:span text:style-name="T19"><text:tab/></text:span></text:a><text:a xlink:type="simple" xlink:href="#__RefHeading___Toc384285747" text:style-name="Index_20_Link_20__28_user_29_" text:visited-style-name="Index_20_Link_20__28_user_29_"><text:span text:style-name="T24">Alcance</text:span></text:a><text:a xlink:type="simple" xlink:href="#__RefHeading___Toc384285747" text:style-name="Index_20_Link_20__28_user_29_" text:visited-style-name="Index_20_Link_20__28_user_29_"><text:span text:style-name="T23"><text:tab/>3</text:span></text:a></text:p>
          <text:p text:style-name="P56"><text:a xlink:type="simple" xlink:href="#__RefHeading___Toc384285748" text:style-name="Index_20_Link_20__28_user_29_" text:visited-style-name="Index_20_Link_20__28_user_29_"><text:span text:style-name="T24">2.</text:span></text:a><text:a xlink:type="simple" xlink:href="#__RefHeading___Toc384285748" text:style-name="Index_20_Link_20__28_user_29_" text:visited-style-name="Index_20_Link_20__28_user_29_"><text:span text:style-name="T18"><text:tab/></text:span></text:a><text:a xlink:type="simple" xlink:href="#__RefHeading___Toc384285748" text:style-name="Index_20_Link_20__28_user_29_" text:visited-style-name="Index_20_Link_20__28_user_29_"><text:span text:style-name="T24">Presentación del Producto</text:span></text:a><text:a xlink:type="simple" xlink:href="#__RefHeading___Toc384285748" text:style-name="Index_20_Link_20__28_user_29_" text:visited-style-name="Index_20_Link_20__28_user_29_"><text:span text:style-name="T23"><text:tab/>4</text:span></text:a></text:p>
          <text:p text:style-name="P62"><text:a xlink:type="simple" xlink:href="#__RefHeading___Toc384285749" text:style-name="Index_20_Link_20__28_user_29_" text:visited-style-name="Index_20_Link_20__28_user_29_"><text:span text:style-name="T24">2.1.</text:span></text:a><text:a xlink:type="simple" xlink:href="#__RefHeading___Toc384285749" text:style-name="Index_20_Link_20__28_user_29_" text:visited-style-name="Index_20_Link_20__28_user_29_"><text:span text:style-name="T19"><text:tab/></text:span></text:a><text:a xlink:type="simple" xlink:href="#__RefHeading___Toc384285749" text:style-name="Index_20_Link_20__28_user_29_" text:visited-style-name="Index_20_Link_20__28_user_29_"><text:span text:style-name="T24">Propósito del Sistema</text:span></text:a><text:a xlink:type="simple" xlink:href="#__RefHeading___Toc384285749" text:style-name="Index_20_Link_20__28_user_29_" text:visited-style-name="Index_20_Link_20__28_user_29_"><text:span text:style-name="T23"><text:tab/>4</text:span></text:a></text:p>
          <text:p text:style-name="P63"><text:a xlink:type="simple" xlink:href="#__RefHeading___Toc384285750" text:style-name="Index_20_Link_20__28_user_29_" text:visited-style-name="Index_20_Link_20__28_user_29_"><text:span text:style-name="T24">2.2.1.</text:span></text:a><text:a xlink:type="simple" xlink:href="#__RefHeading___Toc384285750" text:style-name="Index_20_Link_20__28_user_29_" text:visited-style-name="Index_20_Link_20__28_user_29_"><text:span text:style-name="T25"><text:tab/></text:span></text:a><text:a xlink:type="simple" xlink:href="#__RefHeading___Toc384285750" text:style-name="Index_20_Link_20__28_user_29_" text:visited-style-name="Index_20_Link_20__28_user_29_"><text:span text:style-name="T24">Objetivo</text:span></text:a><text:a xlink:type="simple" xlink:href="#__RefHeading___Toc384285750" text:style-name="Index_20_Link_20__28_user_29_" text:visited-style-name="Index_20_Link_20__28_user_29_"><text:span text:style-name="T23"><text:tab/>4</text:span></text:a></text:p>
          <text:p text:style-name="P63"><text:a xlink:type="simple" xlink:href="#__RefHeading___Toc384285751" text:style-name="Index_20_Link_20__28_user_29_" text:visited-style-name="Index_20_Link_20__28_user_29_"><text:span text:style-name="T24">2.2.2.</text:span></text:a><text:a xlink:type="simple" xlink:href="#__RefHeading___Toc384285751" text:style-name="Index_20_Link_20__28_user_29_" text:visited-style-name="Index_20_Link_20__28_user_29_"><text:span text:style-name="T25"><text:tab/></text:span></text:a><text:a xlink:type="simple" xlink:href="#__RefHeading___Toc384285751" text:style-name="Index_20_Link_20__28_user_29_" text:visited-style-name="Index_20_Link_20__28_user_29_"><text:span text:style-name="T24">Alcance</text:span></text:a><text:a xlink:type="simple" xlink:href="#__RefHeading___Toc384285751" text:style-name="Index_20_Link_20__28_user_29_" text:visited-style-name="Index_20_Link_20__28_user_29_"><text:span text:style-name="T23"><text:tab/>4</text:span></text:a></text:p>
          <text:p text:style-name="P63"><text:a xlink:type="simple" xlink:href="#__RefHeading___Toc384285752" text:style-name="Index_20_Link_20__28_user_29_" text:visited-style-name="Index_20_Link_20__28_user_29_"><text:span text:style-name="T24">2.2.3.</text:span></text:a><text:a xlink:type="simple" xlink:href="#__RefHeading___Toc384285752" text:style-name="Index_20_Link_20__28_user_29_" text:visited-style-name="Index_20_Link_20__28_user_29_"><text:span text:style-name="T25"><text:tab/></text:span></text:a><text:a xlink:type="simple" xlink:href="#__RefHeading___Toc384285752" text:style-name="Index_20_Link_20__28_user_29_" text:visited-style-name="Index_20_Link_20__28_user_29_"><text:span text:style-name="T24">El Sistema no contempla</text:span></text:a><text:a xlink:type="simple" xlink:href="#__RefHeading___Toc384285752" text:style-name="Index_20_Link_20__28_user_29_" text:visited-style-name="Index_20_Link_20__28_user_29_"><text:span text:style-name="T23"><text:tab/>4</text:span></text:a></text:p>
          <text:p text:style-name="P62"><text:a xlink:type="simple" xlink:href="#__RefHeading___Toc384285753" text:style-name="Index_20_Link_20__28_user_29_" text:visited-style-name="Index_20_Link_20__28_user_29_"><text:span text:style-name="T24">2.2.</text:span></text:a><text:a xlink:type="simple" xlink:href="#__RefHeading___Toc384285753" text:style-name="Index_20_Link_20__28_user_29_" text:visited-style-name="Index_20_Link_20__28_user_29_"><text:span text:style-name="T19"><text:tab/></text:span></text:a><text:a xlink:type="simple" xlink:href="#__RefHeading___Toc384285753" text:style-name="Index_20_Link_20__28_user_29_" text:visited-style-name="Index_20_Link_20__28_user_29_"><text:span text:style-name="T24">Restricciones y Supuestos</text:span></text:a><text:a xlink:type="simple" xlink:href="#__RefHeading___Toc384285753" text:style-name="Index_20_Link_20__28_user_29_" text:visited-style-name="Index_20_Link_20__28_user_29_"><text:span text:style-name="T23"><text:tab/>4</text:span></text:a></text:p>
          <text:p text:style-name="P56"><text:a xlink:type="simple" xlink:href="#__RefHeading___Toc384285754" text:style-name="Index_20_Link_20__28_user_29_" text:visited-style-name="Index_20_Link_20__28_user_29_"><text:span text:style-name="T24">3.</text:span></text:a><text:a xlink:type="simple" xlink:href="#__RefHeading___Toc384285754" text:style-name="Index_20_Link_20__28_user_29_" text:visited-style-name="Index_20_Link_20__28_user_29_"><text:span text:style-name="T18"><text:tab/></text:span></text:a><text:a xlink:type="simple" xlink:href="#__RefHeading___Toc384285754" text:style-name="Index_20_Link_20__28_user_29_" text:visited-style-name="Index_20_Link_20__28_user_29_"><text:span text:style-name="T24">Descripción General</text:span></text:a><text:a xlink:type="simple" xlink:href="#__RefHeading___Toc384285754" text:style-name="Index_20_Link_20__28_user_29_" text:visited-style-name="Index_20_Link_20__28_user_29_"><text:span text:style-name="T23"><text:tab/>4</text:span></text:a></text:p>
          <text:p text:style-name="P62"><text:a xlink:type="simple" xlink:href="#__RefHeading___Toc384285755" text:style-name="Index_20_Link_20__28_user_29_" text:visited-style-name="Index_20_Link_20__28_user_29_"><text:span text:style-name="T24">3.1.</text:span></text:a><text:a xlink:type="simple" xlink:href="#__RefHeading___Toc384285755" text:style-name="Index_20_Link_20__28_user_29_" text:visited-style-name="Index_20_Link_20__28_user_29_"><text:span text:style-name="T19"><text:tab/></text:span></text:a><text:a xlink:type="simple" xlink:href="#__RefHeading___Toc384285755" text:style-name="Index_20_Link_20__28_user_29_" text:visited-style-name="Index_20_Link_20__28_user_29_"><text:span text:style-name="T24">Contexto del Producto</text:span></text:a><text:a xlink:type="simple" xlink:href="#__RefHeading___Toc384285755" text:style-name="Index_20_Link_20__28_user_29_" text:visited-style-name="Index_20_Link_20__28_user_29_"><text:span text:style-name="T23"><text:tab/>4</text:span></text:a></text:p>
          <text:p text:style-name="P62"><text:a xlink:type="simple" xlink:href="#__RefHeading___Toc384285756" text:style-name="Index_20_Link_20__28_user_29_" text:visited-style-name="Index_20_Link_20__28_user_29_"><text:span text:style-name="T24">3.2.</text:span></text:a><text:a xlink:type="simple" xlink:href="#__RefHeading___Toc384285756" text:style-name="Index_20_Link_20__28_user_29_" text:visited-style-name="Index_20_Link_20__28_user_29_"><text:span text:style-name="T19"><text:tab/></text:span></text:a><text:a xlink:type="simple" xlink:href="#__RefHeading___Toc384285756" text:style-name="Index_20_Link_20__28_user_29_" text:visited-style-name="Index_20_Link_20__28_user_29_"><text:span text:style-name="T24">Perspectivas futuras del producto</text:span></text:a><text:a xlink:type="simple" xlink:href="#__RefHeading___Toc384285756" text:style-name="Index_20_Link_20__28_user_29_" text:visited-style-name="Index_20_Link_20__28_user_29_"><text:span text:style-name="T23"><text:tab/>4</text:span></text:a></text:p>
          <text:p text:style-name="P62"><text:a xlink:type="simple" xlink:href="#__RefHeading___Toc384285757" text:style-name="Index_20_Link_20__28_user_29_" text:visited-style-name="Index_20_Link_20__28_user_29_"><text:span text:style-name="T24">3.3.</text:span></text:a><text:a xlink:type="simple" xlink:href="#__RefHeading___Toc384285757" text:style-name="Index_20_Link_20__28_user_29_" text:visited-style-name="Index_20_Link_20__28_user_29_"><text:span text:style-name="T19"><text:tab/></text:span></text:a><text:a xlink:type="simple" xlink:href="#__RefHeading___Toc384285757" text:style-name="Index_20_Link_20__28_user_29_" text:visited-style-name="Index_20_Link_20__28_user_29_"><text:span text:style-name="T24">Reglas y Funciones de Negocio</text:span></text:a><text:a xlink:type="simple" xlink:href="#__RefHeading___Toc384285757" text:style-name="Index_20_Link_20__28_user_29_" text:visited-style-name="Index_20_Link_20__28_user_29_"><text:span text:style-name="T23"><text:tab/>5</text:span></text:a></text:p>
          <text:p text:style-name="P56"><text:a xlink:type="simple" xlink:href="#__RefHeading___Toc384285758" text:style-name="Index_20_Link_20__28_user_29_" text:visited-style-name="Index_20_Link_20__28_user_29_"><text:span text:style-name="T24">4.</text:span></text:a><text:a xlink:type="simple" xlink:href="#__RefHeading___Toc384285758" text:style-name="Index_20_Link_20__28_user_29_" text:visited-style-name="Index_20_Link_20__28_user_29_"><text:span text:style-name="T18"><text:tab/></text:span></text:a><text:a xlink:type="simple" xlink:href="#__RefHeading___Toc384285758" text:style-name="Index_20_Link_20__28_user_29_" text:visited-style-name="Index_20_Link_20__28_user_29_"><text:span text:style-name="T24">Descripción Detallada de Requerimientos</text:span></text:a><text:a xlink:type="simple" xlink:href="#__RefHeading___Toc384285758" text:style-name="Index_20_Link_20__28_user_29_" text:visited-style-name="Index_20_Link_20__28_user_29_"><text:span text:style-name="T23"><text:tab/>5</text:span></text:a></text:p>
          <text:p text:style-name="P62"><text:a xlink:type="simple" xlink:href="#__RefHeading___Toc384285759" text:style-name="Index_20_Link_20__28_user_29_" text:visited-style-name="Index_20_Link_20__28_user_29_"><text:span text:style-name="T24">4.1.</text:span></text:a><text:a xlink:type="simple" xlink:href="#__RefHeading___Toc384285759" text:style-name="Index_20_Link_20__28_user_29_" text:visited-style-name="Index_20_Link_20__28_user_29_"><text:span text:style-name="T19"><text:tab/></text:span></text:a><text:a xlink:type="simple" xlink:href="#__RefHeading___Toc384285759" text:style-name="Index_20_Link_20__28_user_29_" text:visited-style-name="Index_20_Link_20__28_user_29_"><text:span text:style-name="T24">Actores</text:span></text:a><text:a xlink:type="simple" xlink:href="#__RefHeading___Toc384285759" text:style-name="Index_20_Link_20__28_user_29_" text:visited-style-name="Index_20_Link_20__28_user_29_"><text:span text:style-name="T23"><text:tab/>5</text:span></text:a></text:p>
          <text:p text:style-name="P62"><text:a xlink:type="simple" xlink:href="#__RefHeading___Toc384285760" text:style-name="Index_20_Link_20__28_user_29_" text:visited-style-name="Index_20_Link_20__28_user_29_"><text:span text:style-name="T24">4.2.</text:span></text:a><text:a xlink:type="simple" xlink:href="#__RefHeading___Toc384285760" text:style-name="Index_20_Link_20__28_user_29_" text:visited-style-name="Index_20_Link_20__28_user_29_"><text:span text:style-name="T19"><text:tab/></text:span></text:a><text:a xlink:type="simple" xlink:href="#__RefHeading___Toc384285760" text:style-name="Index_20_Link_20__28_user_29_" text:visited-style-name="Index_20_Link_20__28_user_29_"><text:span text:style-name="T24">Requerimientos Funcionales</text:span></text:a><text:a xlink:type="simple" xlink:href="#__RefHeading___Toc384285760" text:style-name="Index_20_Link_20__28_user_29_" text:visited-style-name="Index_20_Link_20__28_user_29_"><text:span text:style-name="T23"><text:tab/>5</text:span></text:a></text:p>
          <text:p text:style-name="P64"><text:a xlink:type="simple" xlink:href="#__RefHeading___Toc384285761" text:style-name="Index_20_Link_20__28_user_29_" text:visited-style-name="Index_20_Link_20__28_user_29_"><text:span text:style-name="T24">Diagrama/s de Caso de Uso</text:span></text:a><text:a xlink:type="simple" xlink:href="#__RefHeading___Toc384285761" text:style-name="Index_20_Link_20__28_user_29_" text:visited-style-name="Index_20_Link_20__28_user_29_"><text:span text:style-name="T23"><text:tab/>5</text:span></text:a></text:p>
          <text:p text:style-name="P64"><text:a xlink:type="simple" xlink:href="#__RefHeading___Toc384285762" text:style-name="Index_20_Link_20__28_user_29_" text:visited-style-name="Index_20_Link_20__28_user_29_"><text:span text:style-name="T24">Listado de Casos de Uso</text:span></text:a><text:a xlink:type="simple" xlink:href="#__RefHeading___Toc384285762" text:style-name="Index_20_Link_20__28_user_29_" text:visited-style-name="Index_20_Link_20__28_user_29_"><text:span text:style-name="T23"><text:tab/>5</text:span></text:a></text:p>
          <text:p text:style-name="P64"><text:a xlink:type="simple" xlink:href="#__RefHeading___Toc384285763" text:style-name="Index_20_Link_20__28_user_29_" text:visited-style-name="Index_20_Link_20__28_user_29_"><text:span text:style-name="T24">Detalle de Casos de Uso</text:span></text:a><text:a xlink:type="simple" xlink:href="#__RefHeading___Toc384285763" text:style-name="Index_20_Link_20__28_user_29_" text:visited-style-name="Index_20_Link_20__28_user_29_"><text:span text:style-name="T23"><text:tab/>6</text:span></text:a></text:p>
          <text:p text:style-name="P62"><text:a xlink:type="simple" xlink:href="#__RefHeading___Toc384285764" text:style-name="Index_20_Link_20__28_user_29_" text:visited-style-name="Index_20_Link_20__28_user_29_"><text:span text:style-name="T24">4.3.</text:span></text:a><text:a xlink:type="simple" xlink:href="#__RefHeading___Toc384285764" text:style-name="Index_20_Link_20__28_user_29_" text:visited-style-name="Index_20_Link_20__28_user_29_"><text:span text:style-name="T19"><text:tab/></text:span></text:a><text:a xlink:type="simple" xlink:href="#__RefHeading___Toc384285764" text:style-name="Index_20_Link_20__28_user_29_" text:visited-style-name="Index_20_Link_20__28_user_29_"><text:span text:style-name="T24">Requerimientos No Funcionales</text:span></text:a><text:a xlink:type="simple" xlink:href="#__RefHeading___Toc384285764" text:style-name="Index_20_Link_20__28_user_29_" text:visited-style-name="Index_20_Link_20__28_user_29_"><text:span text:style-name="T23"><text:tab/>6</text:span></text:a></text:p>
          <text:p text:style-name="P65"><text:a xlink:type="simple" xlink:href="#__RefHeading___Toc384285765" text:style-name="Index_20_Link_20__28_user_29_" text:visited-style-name="Index_20_Link_20__28_user_29_"><text:span text:style-name="T28">4.3.1.</text:span></text:a><text:a xlink:type="simple" xlink:href="#__RefHeading___Toc384285765" text:style-name="Index_20_Link_20__28_user_29_" text:visited-style-name="Index_20_Link_20__28_user_29_"><text:span text:style-name="T25"><text:tab/></text:span></text:a><text:a xlink:type="simple" xlink:href="#__RefHeading___Toc384285765" text:style-name="Index_20_Link_20__28_user_29_" text:visited-style-name="Index_20_Link_20__28_user_29_"><text:span text:style-name="T24">Del Producto</text:span></text:a><text:a xlink:type="simple" xlink:href="#__RefHeading___Toc384285765" text:style-name="Index_20_Link_20__28_user_29_" text:visited-style-name="Index_20_Link_20__28_user_29_"><text:span text:style-name="T23"><text:tab/>6</text:span></text:a></text:p>
          <text:p text:style-name="P63"><text:a xlink:type="simple" xlink:href="#__RefHeading___Toc384285766" text:style-name="Index_20_Link_20__28_user_29_" text:visited-style-name="Index_20_Link_20__28_user_29_"><text:span text:style-name="T24">4.3.2.</text:span></text:a><text:a xlink:type="simple" xlink:href="#__RefHeading___Toc384285766" text:style-name="Index_20_Link_20__28_user_29_" text:visited-style-name="Index_20_Link_20__28_user_29_"><text:span text:style-name="T25"><text:tab/></text:span></text:a><text:a xlink:type="simple" xlink:href="#__RefHeading___Toc384285766" text:style-name="Index_20_Link_20__28_user_29_" text:visited-style-name="Index_20_Link_20__28_user_29_"><text:span text:style-name="T24">Del Ambiente</text:span></text:a><text:a xlink:type="simple" xlink:href="#__RefHeading___Toc384285766" text:style-name="Index_20_Link_20__28_user_29_" text:visited-style-name="Index_20_Link_20__28_user_29_"><text:span text:style-name="T23"><text:tab/>7</text:span></text:a></text:p>
          <text:p text:style-name="P56"><text:a xlink:type="simple" xlink:href="#__RefHeading___Toc384285767" text:style-name="Index_20_Link_20__28_user_29_" text:visited-style-name="Index_20_Link_20__28_user_29_"><text:span text:style-name="T24">5.</text:span></text:a><text:a xlink:type="simple" xlink:href="#__RefHeading___Toc384285767" text:style-name="Index_20_Link_20__28_user_29_" text:visited-style-name="Index_20_Link_20__28_user_29_"><text:span text:style-name="T18"><text:tab/></text:span></text:a><text:a xlink:type="simple" xlink:href="#__RefHeading___Toc384285767" text:style-name="Index_20_Link_20__28_user_29_" text:visited-style-name="Index_20_Link_20__28_user_29_"><text:span text:style-name="T24">Requerimientos de Interfaz</text:span></text:a><text:a xlink:type="simple" xlink:href="#__RefHeading___Toc384285767" text:style-name="Index_20_Link_20__28_user_29_" text:visited-style-name="Index_20_Link_20__28_user_29_"><text:span text:style-name="T23"><text:tab/>7</text:span></text:a></text:p>
          <text:p text:style-name="P62"><text:a xlink:type="simple" xlink:href="#__RefHeading___Toc384285768" text:style-name="Index_20_Link_20__28_user_29_" text:visited-style-name="Index_20_Link_20__28_user_29_"><text:span text:style-name="T24">5.1.</text:span></text:a><text:a xlink:type="simple" xlink:href="#__RefHeading___Toc384285768" text:style-name="Index_20_Link_20__28_user_29_" text:visited-style-name="Index_20_Link_20__28_user_29_"><text:span text:style-name="T19"><text:tab/></text:span></text:a><text:a xlink:type="simple" xlink:href="#__RefHeading___Toc384285768" text:style-name="Index_20_Link_20__28_user_29_" text:visited-style-name="Index_20_Link_20__28_user_29_"><text:span text:style-name="T24">Interfaces de Hardware</text:span></text:a><text:a xlink:type="simple" xlink:href="#__RefHeading___Toc384285768" text:style-name="Index_20_Link_20__28_user_29_" text:visited-style-name="Index_20_Link_20__28_user_29_"><text:span text:style-name="T23"><text:tab/>7</text:span></text:a></text:p>
          <text:p text:style-name="P62"><text:a xlink:type="simple" xlink:href="#__RefHeading___Toc384285769" text:style-name="Index_20_Link_20__28_user_29_" text:visited-style-name="Index_20_Link_20__28_user_29_"><text:span text:style-name="T24">5.2.</text:span></text:a><text:a xlink:type="simple" xlink:href="#__RefHeading___Toc384285769" text:style-name="Index_20_Link_20__28_user_29_" text:visited-style-name="Index_20_Link_20__28_user_29_"><text:span text:style-name="T19"><text:tab/></text:span></text:a><text:a xlink:type="simple" xlink:href="#__RefHeading___Toc384285769" text:style-name="Index_20_Link_20__28_user_29_" text:visited-style-name="Index_20_Link_20__28_user_29_"><text:span text:style-name="T24">Interfaces de Software</text:span></text:a><text:a xlink:type="simple" xlink:href="#__RefHeading___Toc384285769" text:style-name="Index_20_Link_20__28_user_29_" text:visited-style-name="Index_20_Link_20__28_user_29_"><text:span text:style-name="T23"><text:tab/>7</text:span></text:a></text:p>
          <text:p text:style-name="P62"><text:a xlink:type="simple" xlink:href="#__RefHeading___Toc384285770" text:style-name="Index_20_Link_20__28_user_29_" text:visited-style-name="Index_20_Link_20__28_user_29_"><text:span text:style-name="T24">5.3.</text:span></text:a><text:a xlink:type="simple" xlink:href="#__RefHeading___Toc384285770" text:style-name="Index_20_Link_20__28_user_29_" text:visited-style-name="Index_20_Link_20__28_user_29_"><text:span text:style-name="T19"><text:tab/></text:span></text:a><text:a xlink:type="simple" xlink:href="#__RefHeading___Toc384285770" text:style-name="Index_20_Link_20__28_user_29_" text:visited-style-name="Index_20_Link_20__28_user_29_"><text:span text:style-name="T24">Interfaces de Comunicación</text:span></text:a><text:a xlink:type="simple" xlink:href="#__RefHeading___Toc384285770" text:style-name="Index_20_Link_20__28_user_29_" text:visited-style-name="Index_20_Link_20__28_user_29_"><text:span text:style-name="T23"><text:tab/>7</text:span></text:a></text:p>
          <text:p text:style-name="P56"><text:a xlink:type="simple" xlink:href="#__RefHeading___Toc384285771" text:style-name="Index_20_Link_20__28_user_29_" text:visited-style-name="Index_20_Link_20__28_user_29_"><text:span text:style-name="T24">6.</text:span></text:a><text:a xlink:type="simple" xlink:href="#__RefHeading___Toc384285771" text:style-name="Index_20_Link_20__28_user_29_" text:visited-style-name="Index_20_Link_20__28_user_29_"><text:span text:style-name="T18"><text:tab/></text:span></text:a><text:a xlink:type="simple" xlink:href="#__RefHeading___Toc384285771" text:style-name="Index_20_Link_20__28_user_29_" text:visited-style-name="Index_20_Link_20__28_user_29_"><text:span text:style-name="T24">Restricciones de Diseño</text:span></text:a><text:a xlink:type="simple" xlink:href="#__RefHeading___Toc384285771" text:style-name="Index_20_Link_20__28_user_29_" text:visited-style-name="Index_20_Link_20__28_user_29_"><text:span text:style-name="T23"><text:tab/>8</text:span></text:a></text:p>
          <text:p text:style-name="P56"><text:a xlink:type="simple" xlink:href="#__RefHeading___Toc384285772" text:style-name="Index_20_Link_20__28_user_29_" text:visited-style-name="Index_20_Link_20__28_user_29_"><text:span text:style-name="T24">7.</text:span></text:a><text:a xlink:type="simple" xlink:href="#__RefHeading___Toc384285772" text:style-name="Index_20_Link_20__28_user_29_" text:visited-style-name="Index_20_Link_20__28_user_29_"><text:span text:style-name="T18"><text:tab/></text:span></text:a><text:a xlink:type="simple" xlink:href="#__RefHeading___Toc384285772" text:style-name="Index_20_Link_20__28_user_29_" text:visited-style-name="Index_20_Link_20__28_user_29_"><text:span text:style-name="T24">Requerimientos de Licencia</text:span></text:a><text:a xlink:type="simple" xlink:href="#__RefHeading___Toc384285772" text:style-name="Index_20_Link_20__28_user_29_" text:visited-style-name="Index_20_Link_20__28_user_29_"><text:span text:style-name="T23"><text:tab/>8</text:span></text:a></text:p>
          <text:p text:style-name="P56"><text:a xlink:type="simple" xlink:href="#__RefHeading___Toc384285773" text:style-name="Index_20_Link_20__28_user_29_" text:visited-style-name="Index_20_Link_20__28_user_29_"><text:span text:style-name="T20">8.</text:span></text:a><text:a xlink:type="simple" xlink:href="#__RefHeading___Toc384285773" text:style-name="Index_20_Link_20__28_user_29_" text:visited-style-name="Index_20_Link_20__28_user_29_"><text:span text:style-name="T18"><text:tab/></text:span></text:a><text:a xlink:type="simple" xlink:href="#__RefHeading___Toc384285773" text:style-name="Index_20_Link_20__28_user_29_" text:visited-style-name="Index_20_Link_20__28_user_29_"><text:span text:style-name="T20">Observaciones</text:span></text:a><text:a xlink:type="simple" xlink:href="#__RefHeading___Toc384285773" text:style-name="Index_20_Link_20__28_user_29_" text:visited-style-name="Index_20_Link_20__28_user_29_"><text:span text:style-name="T21"><text:tab/>8</text:span></text:a></text:p>
        </text:index-body>
      </text:table-of-content>
      <text:p text:style-name="P13"/>
      <text:p text:style-name="P7"/>
      <text:p text:style-name="P49"/>
      <text:h text:style-name="P52" text:outline-level="1"><text:bookmark-start text:name="__RefHeading___Toc384285743"/>Introducción<text:bookmark-end text:name="__RefHeading___Toc384285743"/> <text:s/></text:h>
      <text:h text:style-name="P5" text:outline-level="2"><text:bookmark-start text:name="__RefHeading___Toc384285744"/>Objetivo<text:bookmark-end text:name="__RefHeading___Toc384285744"/></text:h>
      <text:p text:style-name="P23"><text:span text:style-name="T32">&lt;Esta sección define el rol o propósito del documento de Especificación de Requerimientos de Software, en el contexto de la documentación general del proyecto.</text:span></text:p>
      <text:p text:style-name="P23"><text:span text:style-name="T34"><text:s/></text:span><text:span text:style-name="T32">La Especificación de requerimientos es la documentación de requerimientos para la construcción del software, representa un modelo de lo que se necesita y una definición del problema bajo consideración&gt;</text:span></text:p>
      <text:p text:style-name="P14"/>
      <text:p text:style-name="P23"><text:span text:style-name="T32">Texto Sugerido:</text:span></text:p>
      <text:p text:style-name="P24"/>
      <text:p text:style-name="P23"><text:span text:style-name="T38">La presente Especificación de Requerimientos de Software tiene como objetivo definir con claridad los requerimientos correspondientes al proyecto.</text:span></text:p>
      <text:p text:style-name="P23"><text:span text:style-name="T38">Este documento debe ser fiel reflejo de toda la funcionalidad del sistema, contiene toda aquella información necesaria para que el lector de este documento pueda entender claramente los objetivos y el funcionamiento del producto mencionado</text:span><text:span text:style-name="T32"> </text:span></text:p>
      <text:h text:style-name="P5" text:outline-level="2"><text:bookmark-start text:name="__RefHeading___Toc384285745"/>Definiciones, Acrónimos y Abreviaturas<text:bookmark-end text:name="__RefHeading___Toc384285745"/></text:h>
      <text:p text:style-name="P23"><text:span text:style-name="T32">&lt;Esta sección debería proveer las definiciones de todos los términos, acrónimos, y abreviaturas requeridas para interpretar adecuadamente el documento de Especificación de Requerimientos de Software. Se sugiere los siguientes términos, siempre y cuando se utilicen en el punto Audiencia&gt;</text:span></text:p>
      <text:p text:style-name="P24"/>
      <text:p text:style-name="P23"><text:span text:style-name="T32">Texto Sugerido:</text:span></text:p>
      <text:p text:style-name="P24"/>
      <text:p text:style-name="P27">RC: Responsable de Confección</text:p>
      <text:p text:style-name="P27">RA: Responsable de Aprobación</text:p>
      <text:p text:style-name="P27">UD: Usuario Directo</text:p>
      <text:p text:style-name="P23"><text:span text:style-name="T38">NT: Notificado (Cualquier persona que debe ser notificada y que no es RA o UD)</text:span></text:p>
      <text:p text:style-name="P27">ERS: Especificación de Requerimientos de Software</text:p>
      <text:p text:style-name="P27">AF: Analista Funcional</text:p>
      <text:p text:style-name="P23"><text:span text:style-name="T38">LP: Líder de Proyectos</text:span></text:p>
      <text:p text:style-name="P27">GP: Gerente de Proyectos</text:p>
      <text:p text:style-name="P27">GQA: Gerente de Calidad</text:p>
      <text:p text:style-name="P23"><text:span text:style-name="T38">RQA: Responsable de Aseguramiento de la Calidad</text:span></text:p>
      <text:p text:style-name="P31"/>
      <text:h text:style-name="P5" text:outline-level="2"><text:bookmark-start text:name="__RefHeading___Toc384285746"/>Audiencia<text:bookmark-end text:name="__RefHeading___Toc384285746"/></text:h>
      <text:p text:style-name="P23"><text:span text:style-name="T32">&lt;Esta sección identifica la audiencia especifica esperada para el documento de Especificación de Requerimientos de Software. Para cada uno de los participantes se debe indicar los niveles de participación&gt;</text:span></text:p>
      <text:p text:style-name="P24"/>
      <text:p text:style-name="P23"><text:span text:style-name="T32">Roles sugerido para la audiencia:</text:span></text:p>
      <text:p text:style-name="P14"/>
      <text:p text:style-name="P27">Este documento está dirigido a las sgtes. Personas y Roles dentro del Proyecto:</text:p>
      <text:p text:style-name="P23"><text:span text:style-name="T38">RC: Nombre y Apellido (AF)</text:span></text:p>
      <text:p text:style-name="P23"><text:soft-page-break/><text:span text:style-name="T38">RA: Nombre y Apellido (LP), Nombre y Apellido (GP), Nombre y Apellido (QA) </text:span></text:p>
      <text:p text:style-name="P27">UD: Equipo de Proyecto</text:p>
      <text:p text:style-name="P23"><text:span text:style-name="T38">NT: Nombre y Apellido (Ministro)</text:span></text:p>
      <text:p text:style-name="P32"/>
      <text:h text:style-name="P5" text:outline-level="2"><text:bookmark-start text:name="__RefHeading___Toc384285747"/>Alcance<text:bookmark-end text:name="__RefHeading___Toc384285747"/></text:h>
      <text:p text:style-name="P24">&lt;Una breve de descripción del alcance del Documento de Especificación de <text:s text:c="4"/>Requerimientos de Software: que proyecto(s) están asociados, y cualquier otra cosa que es afectada o influenciada por este documento&gt;</text:p>
      <text:p text:style-name="P24"/>
      <text:p text:style-name="P23"><text:span text:style-name="T32">Texto Sugerido:</text:span></text:p>
      <text:p text:style-name="P24"/>
      <text:p text:style-name="P23"><text:span text:style-name="T38">El alcance de la ERS comprende la definición de los requerimientos funcionales y no funcionales, como también otros aspectos que definen el producto, incluyendo objetivo del producto, restricciones, lo que el sistema no contempla, reglas de negocio, requerimientos de interfaz, restricciones de diseño, <text:s/>requerimientos de licencia o componentes comprados necesarios para el producto a desarrollarse, entre otras cosas</text:span></text:p>
      <text:p text:style-name="P66"/>
      <text:h text:style-name="P53" text:outline-level="1"/>
      <text:h text:style-name="P52" text:outline-level="1"><text:bookmark-start text:name="__RefHeading___Toc384285748"/>Presentación del Producto<text:bookmark-end text:name="__RefHeading___Toc384285748"/> </text:h>
      <text:h text:style-name="P5" text:outline-level="2"><text:bookmark-start text:name="__RefHeading___Toc384285749"/>Propósito del Sistema<text:bookmark-end text:name="__RefHeading___Toc384285749"/></text:h>
      <text:h text:style-name="P1" text:outline-level="3"><text:bookmark-start text:name="__RefHeading___Toc384285750"/>Objetivo<text:bookmark-end text:name="__RefHeading___Toc384285750"/></text:h>
      <text:p text:style-name="P33"><text:span text:style-name="T32">&lt;En esta sección deberá indicar de manera general lo que se pretende lograr con el desarrollo del sistema. No se incluyen <text:s/>puntos referentes al proyecto, sino especificar el objetivo del producto a desarrollarse&gt;</text:span></text:p>
      <text:p text:style-name="P24"/>
      <text:h text:style-name="P1" text:outline-level="3"><text:bookmark-start text:name="Alcance"/><text:bookmark-start text:name="__RefHeading___Toc384285751"/>Alcance<text:bookmark-end text:name="Alcance"/><text:bookmark-end text:name="__RefHeading___Toc384285751"/> </text:h>
      <text:p text:style-name="P33"><text:span text:style-name="T32">&lt;Se indica en términos generales las funciones que el sistema deberá realizar o los módulos que contendrá. No se incluye puntos referentes al proyecto, si no especificar el alcance del producto&gt;</text:span></text:p>
      <text:p text:style-name="P26"/>
      <text:h text:style-name="P1" text:outline-level="3"><text:bookmark-start text:name="__RefHeading___Toc384285752"/>El Sistema no contempla<text:bookmark-end text:name="__RefHeading___Toc384285752"/></text:h>
      <text:p text:style-name="P33"><text:span text:style-name="T32">&lt;Se indica aspectos funcionales o no funcionales y/o módulos que no estarán incluidos en el producto. El objetivo de esta sección es dejar expresadas cuestiones que el producto no cubrirá, al menos hasta el momento&gt;</text:span></text:p>
      <text:p text:style-name="P15"/>
      <text:h text:style-name="P5" text:outline-level="2"><text:bookmark-start text:name="__RefHeading___Toc384285753"/>Restricciones y Supuestos<text:bookmark-end text:name="__RefHeading___Toc384285753"/></text:h>
      <text:p text:style-name="P23"><text:span text:style-name="T32">&lt;Se indica cualquier aspecto que debe ser considerado para el desarrollo, que puede afectar al cumplimiento de los requerimientos y que viene dado desde el ambiente del negocio o acordado con anterioridad. Fundamentalmente se debe destacar cuestiones </text:span><text:soft-page-break/><text:span text:style-name="T32">políticas o legales del entorno de la organización que puede afectar el éxito del proyecto si no se le brinda un adecuado tratamiento.&gt;</text:span></text:p>
      <text:p text:style-name="P14"/>
      <text:p text:style-name="P8"/>
      <text:h text:style-name="P52" text:outline-level="1"><text:bookmark-start text:name="__RefHeading___Toc384285754"/>Descripción General<text:bookmark-end text:name="__RefHeading___Toc384285754"/> </text:h>
      <text:h text:style-name="P5" text:outline-level="2"><text:bookmark-start text:name="__RefHeading___Toc384285755"/>Contexto del Producto<text:bookmark-end text:name="__RefHeading___Toc384285755"/></text:h>
      <text:p text:style-name="P24">&lt;Esta sección debería poner al producto en perspectiva con otros productos relacionados. </text:p>
      <text:p text:style-name="P24">Si el producto es independiente y totalmente auto contenido, debería ser especificado aquí. Si esta especificación de requerimientos define un producto que es un componente de un sistema más grande, entonces deberían relacionarse los requerimientos de ese sistema mayor con la funcionalidad de este software y deberían identificarse las interfaces de comunicación entre el sistema y el software&gt;.</text:p>
      <text:h text:style-name="P5" text:outline-level="2"><text:bookmark-start text:name="__RefHeading___Toc384285756"/>Perspectivas futuras del producto<text:bookmark-end text:name="__RefHeading___Toc384285756"/></text:h>
      <text:p text:style-name="P24">&lt;Esta sección identifica requerimientos que pueden demorarse hasta versiones futuras del sistema&gt;.</text:p>
      <text:p text:style-name="P57"/>
      <text:h text:style-name="P5" text:outline-level="2"><text:bookmark-start text:name="__RefHeading___Toc384285757"/>Reglas y Funciones de Negocio<text:bookmark-end text:name="__RefHeading___Toc384285757"/></text:h>
      <text:p text:style-name="P24">&lt;Se indica la lógica de funcionamiento del negocio. Esta información puede proveerse directamente o por referencia a otro documento&gt;.</text:p>
      <text:p text:style-name="P20"/>
      <text:h text:style-name="P52" text:outline-level="1"><text:bookmark-start text:name="__RefHeading___Toc384285758"/>Descripción Detallada de Requerimientos<text:bookmark-end text:name="__RefHeading___Toc384285758"/> </text:h>
      <text:h text:style-name="P5" text:outline-level="2"><text:bookmark-start text:name="__RefHeading___Toc384285759"/>Actores<text:bookmark-end text:name="__RefHeading___Toc384285759"/></text:h>
      <text:p text:style-name="P23"><text:bookmark-start text:name="DefinirRequerimientosFuncionales"/><text:span text:style-name="T32">&lt;Se describen los roles, entidades, otros sistemas, dispositivos y cualquier otro “Actor” con el que el sistema en desarrollo debería interactuar &gt;.</text:span></text:p>
      <text:h text:style-name="P5" text:outline-level="2"><text:bookmark-start text:name="__RefHeading___Toc384285760"/>Requerimientos Funcionales<text:bookmark-end text:name="__RefHeading___Toc384285760"/><text:bookmark-end text:name="DefinirRequerimientosFuncionales"/></text:h>
      <text:p text:style-name="P11"/>
      <text:p text:style-name="P34">&lt;Se describen los requerimientos funcionales del sistema utilizando Casos de Uso o bien Listados de Funcionalidades, Listados de Pantallas, Detalle del Menú de funcionalidades&gt;.</text:p>
      <text:p text:style-name="P34"/>
      <text:p text:style-name="P34">&lt;Los requerimientos funcionales definen las acciones fundamentales que realiza el software al recibir información, procesarla y producir resultados. Normalmente se listan en afirmaciones del tipo “el sistema debe...”.</text:p>
      <text:p text:style-name="P34">En ellas se incluye:</text:p>
      <text:list xml:id="list3715939298367462434" text:style-name="WW8Num8">
        <text:list-item>
          <text:list>
            <text:list-item>
              <text:p text:style-name="P18">Comprobación de la validez de las entradas.</text:p>
            </text:list-item>
            <text:list-item>
              <text:p text:style-name="P18">Secuencia exacta de las operaciones.</text:p>
            </text:list-item>
            <text:list-item>
              <text:p text:style-name="P18">Respuesta a situaciones anormales (desbordamientos, comunicaciones, recuperación de errores).</text:p>
            </text:list-item>
            <text:list-item>
              <text:p text:style-name="P18">Parámetros.</text:p>
            </text:list-item>
            <text:list-item>
              <text:p text:style-name="P18">Relaciones entre entradas y salidas, incluyendo:</text:p>
            </text:list-item>
          </text:list>
        </text:list-item>
      </text:list>
      <text:list xml:id="list9043569190402096587" text:style-name="WW8Num12">
        <text:list-item>
          <text:list>
            <text:list-item>
              <text:list>
                <text:list-item>
                  <text:p text:style-name="P19">Secuencias de entradas y salidas.</text:p>
                </text:list-item>
                <text:list-item>
                  <text:p text:style-name="P19">Fórmulas para la conversión de información.</text:p>
                </text:list-item>
              </text:list>
            </text:list-item>
          </text:list>
        </text:list-item>
      </text:list>
      <text:p text:style-name="P35"><text:soft-page-break/><text:s/></text:p>
      <text:p text:style-name="P68"><text:span text:style-name="T35">Las secciones a completar son las siguientes:&gt;</text:span></text:p>
      <text:p text:style-name="P21"/>
      <text:h text:style-name="P2" text:outline-level="3"><text:bookmark-start text:name="__RefHeading___Toc384285761"/>Diagrama/s de Caso de Uso<text:bookmark-end text:name="__RefHeading___Toc384285761"/></text:h>
      <text:p text:style-name="P36"><text:span text:style-name="T33">&lt;Se debe incluir aquí el diagrama o diagramas de casos de uso que muestran de manera gráfica los alcances funcionales del producto&gt;</text:span></text:p>
      <text:p text:style-name="P9"><text:tab/></text:p>
      <text:h text:style-name="P2" text:outline-level="3"><text:bookmark-start text:name="__RefHeading___Toc384285762"/>Listado de Casos de Uso<text:bookmark-end text:name="__RefHeading___Toc384285762"/></text:h>
      <text:p text:style-name="P51">&lt;Se deberá hacer referencia al estándar STD-LUC (Listado de Casos de Uso), con sus atributos obligatorios. El listado de Casos de Uso contiene el número y nombre de cada caso de uso, complejidad, nivel de riesgo de arquitectura, prioridad del cliente, prioridad final.&gt;</text:p>
      <text:p text:style-name="P37"><text:tab/></text:p>
      <text:h text:style-name="P2" text:outline-level="3"><text:bookmark-start text:name="__RefHeading___Toc384285763"/>Detalle de Casos de Uso<text:bookmark-end text:name="__RefHeading___Toc384285763"/></text:h>
      <text:p text:style-name="P50"><text:span text:style-name="T33">&lt;Listar todos los casos de uso <text:s/>confeccionados a través de la plantilla que se encuentra en el estándar <text:s/>de “Descripción de UC”&gt;</text:span></text:p>
      <text:p text:style-name="P38"/>
      <text:h text:style-name="P5" text:outline-level="2"><text:bookmark-start text:name="RequerimientosNoFuncionales"/><text:bookmark-start text:name="__RefHeading___Toc384285764"/>Requerimientos No Funcionales<text:bookmark-end text:name="RequerimientosNoFuncionales"/><text:bookmark-end text:name="__RefHeading___Toc384285764"/></text:h>
      <text:p text:style-name="P50"><text:span text:style-name="T33">&lt;La mayoría de los requerimientos no funcionales son registrados comúnmente en lenguaje natural en esta sección de especificación. Los requerimientos identificados en esta parte del documento son aplicables al producto en general. Para el caso de los requerimientos no funcionales aplicables a un caso de uso en particular se debe aclarar a qué caso de uso se refiere. Redactar teniendo en cuenta que el RNF pueda ser probado&gt;</text:span></text:p>
      <text:p text:style-name="P16"/>
      <text:h text:style-name="P3" text:outline-level="3"><text:bookmark-start text:name="__RefHeading___Toc384285765"/>Del Producto<text:bookmark-end text:name="__RefHeading___Toc384285765"/></text:h>
      <text:p text:style-name="P39"/>
      <text:h text:style-name="P54" text:outline-level="4">Usabilidad: </text:h>
      <text:p text:style-name="P41"><text:span text:style-name="T7">RN-1</text:span><text:span text:style-name="T4"> El sistema está preparado para ser operado a través de mouse y teclado.</text:span></text:p>
      <text:p text:style-name="P42"><text:span text:style-name="T7">RN-2</text:span><text:span text:style-name="T4"> Las pantallas serán desarrolladas para ambiente Windows 7 ó posterior, con resolución de pantalla de 800 x 600, o superior.</text:span></text:p>
      <text:p text:style-name="P42"><text:span text:style-name="T7">RN-3</text:span><text:span text:style-name="T4"> Todas las pantallas deben tener un modo de cancelar la operación en curso.</text:span></text:p>
      <text:p text:style-name="P42"><text:span text:style-name="T7">RN-4</text:span><text:span text:style-name="T4"> Desplegar mensajes de error y advertencia intuitivos.</text:span></text:p>
      <text:p text:style-name="P42"><text:span text:style-name="T7">RN-5</text:span><text:span text:style-name="T4"> Verificar/validar límites de campos y tipos de datos de las pantallas en relación al modelo de datos.</text:span></text:p>
      <text:p text:style-name="P42"><text:span text:style-name="T7">RN-6</text:span><text:span text:style-name="T4"> La consulta Web debe ser accedida desde cualquier navegador.</text:span></text:p>
      <text:p text:style-name="P67"/>
      <text:h text:style-name="P54" text:outline-level="4">Confiabilidad: </text:h>
      <text:p text:style-name="P43"><text:span text:style-name="T7">RN-7</text:span><text:span text:style-name="T4"> Implementar mecanismos que aseguren la integridad de los datos.</text:span></text:p>
      <text:p text:style-name="P43"><text:soft-page-break/><text:span text:style-name="T7">RN-8</text:span><text:span text:style-name="T4"> Se debe asegurar la disponibilidad del Sistema 24 X 7 X 365</text:span></text:p>
      <text:p text:style-name="P10"/>
      <text:p text:style-name="P10"/>
      <text:h text:style-name="P54" text:outline-level="4">Performance: </text:h>
      <text:p text:style-name="P43"><text:span text:style-name="T7">RN-9</text:span><text:span text:style-name="T4"> Se espera que el tiempo de respuesta en el momento de presionar un botón para continuar con el flujo de la información que no supere los 20 segundos.</text:span></text:p>
      <text:p text:style-name="P43"><text:span text:style-name="T7">RN-10</text:span><text:span text:style-name="T4"> Se espera mantener la escalabilidad del sistema en relación a la concurrencia de usuarios (cantidad de usuarios entre 15 y 40 concurrentes)</text:span></text:p>
      <text:p text:style-name="P43"><text:span text:style-name="T7">RN-11</text:span><text:span text:style-name="T4"> El sistema deberá liberar a todos los recursos de memoria al momento de cerrar una ventana y finalizar una funcionalidad.</text:span></text:p>
      <text:p text:style-name="P6"/>
      <text:h text:style-name="P55" text:outline-level="4"/>
      <text:h text:style-name="P54" text:outline-level="4">Soportabilidad: </text:h>
      <text:p text:style-name="P43"><text:span text:style-name="T7">RN-12</text:span><text:span text:style-name="T4"> El control de integridad de datos se hará del lado de la capa de datos (a nivel de la base de datos utilizando las claves foráneas). Los mensajes de error serán capturados por la aplicación y serán visualizados al usuario final.</text:span></text:p>
      <text:p text:style-name="P43"><text:span text:style-name="T7">RN-13</text:span><text:span text:style-name="T4"> Implementar Reglas de Negocio y procesos de auditoria a nivel de la capa de datos </text:span><text:span text:style-name="T5">(a nivel de la base de datos utilizando desencadenadores)</text:span></text:p>
      <text:p text:style-name="P45"/>
      <text:h text:style-name="P54" text:outline-level="4">Documentación: </text:h>
      <text:p text:style-name="P43"><text:span text:style-name="T7">RN-14</text:span><text:span text:style-name="T4"> Correcta redacción y ortografía en las pantallas. </text:span></text:p>
      <text:p text:style-name="P43"><text:span text:style-name="T7">RN-15</text:span><text:span text:style-name="T4"> Uso estandarizado de pantallas, mensajes y estilos.</text:span></text:p>
      <text:p text:style-name="P44"/>
      <text:h text:style-name="P3" text:outline-level="3"><text:bookmark-start text:name="__RefHeading___Toc384285766"/>Del Ambiente<text:bookmark-end text:name="__RefHeading___Toc384285766"/></text:h>
      <text:p text:style-name="P40"/>
      <text:h text:style-name="P54" text:outline-level="4">Ético: </text:h>
      <text:p text:style-name="Standard"><text:span text:style-name="T1"><text:tab/><text:tab/><text:tab/></text:span><text:span text:style-name="T8">RN-16</text:span><text:span text:style-name="T1"> </text:span><text:span text:style-name="T5">El sistema debe garantizar la confidencialidad de la <text:tab/><text:tab/><text:tab/><text:tab/><text:tab/>información de los Clientes y de los valores negociados con el Cliente.</text:span></text:p>
      <text:p text:style-name="P6"/>
      <text:h text:style-name="P54" text:outline-level="4">Legales: </text:h>
      <text:p text:style-name="Standard"><text:span text:style-name="T1"><text:tab/><text:tab/><text:tab/></text:span><text:span text:style-name="T8">RN-17</text:span><text:span text:style-name="T1"> Se debe cumplir lo establecido en los Contratos.</text:span></text:p>
      <text:p text:style-name="P15"/>
      <text:h text:style-name="P52" text:outline-level="1"><text:bookmark-start text:name="__RefHeading___Toc384285767"/>Requerimientos de Interfaz<text:bookmark-end text:name="__RefHeading___Toc384285767"/></text:h>
      <text:p text:style-name="P46">&lt;Deben definirse las interfaces que soportará la aplicación. Debería contener adecuada especificidad, protocolos, puertos, direcciones lógicas, etc., tal que el software pueda ser desarrollado y verificado contra los estándares de requerimientos&gt;.</text:p>
      <text:h text:style-name="P5" text:outline-level="2"><text:bookmark-start text:name="__RefHeading___Toc384285768"/>Interfaces de Hardware<text:bookmark-end text:name="__RefHeading___Toc384285768"/> </text:h>
      <text:p text:style-name="P25">&lt;Define cualquier interfaz de hardware que deberá ser soportada por el software, incluyendo estructura lógica, direcciones físicas y comportamiento esperado&gt;.</text:p>
      <text:h text:style-name="P5" text:outline-level="2"><text:bookmark-start text:name="__RefHeading___Toc384285769"/><text:soft-page-break/>Interfaces de Software<text:bookmark-end text:name="__RefHeading___Toc384285769"/> </text:h>
      <text:p text:style-name="P22"><text:span text:style-name="T33">&lt;Describe las interfaces del software con otros componentes del sistema de software. Estos pueden ser componentes comprados, componentes reusados de otra aplicación, o componentes que están siendo desarrollados por subsistemas <text:s/>fuera del alcance del esta Especificación de Requerimientos de Software <text:s/>pero con los cuales esta aplicación de software debe interactuar&gt;</text:span></text:p>
      <text:p text:style-name="P47"/>
      <text:h text:style-name="P5" text:outline-level="2"><text:bookmark-start text:name="__RefHeading___Toc384285770"/>Interfaces de Comunicación<text:bookmark-end text:name="__RefHeading___Toc384285770"/></text:h>
      <text:p text:style-name="P34">&lt;Describe las interfaces de comunicación u otros requerimientos de restricción <text:s/>o dispositivos, tales como redes de área local o dispositivos seriales remotos&gt;.</text:p>
      <text:p text:style-name="P16"/>
      <text:p text:style-name="P47"/>
      <text:p text:style-name="P47"/>
      <text:h text:style-name="P52" text:outline-level="1"><text:bookmark-start text:name="__RefHeading___Toc384285771"/>Restricciones de Diseño<text:bookmark-end text:name="__RefHeading___Toc384285771"/></text:h>
      <text:p text:style-name="P12"/>
      <text:p text:style-name="P29">&lt;Esta sección debería indicar cualquier restricción de diseño en el sistema. Estas restricciones representan decisiones de diseño a las que hay que adherirse. Ejemplos de esto son: </text:p>
      <text:list xml:id="list7830048859014881173" text:style-name="WW8Num11">
        <text:list-item>
          <text:p text:style-name="P17">lenguajes de software, </text:p>
        </text:list-item>
        <text:list-item>
          <text:p text:style-name="P17">requerimientos del proceso de software, </text:p>
        </text:list-item>
        <text:list-item>
          <text:p text:style-name="P17">uso prescripto de las herramientas de desarrollo, </text:p>
        </text:list-item>
        <text:list-item>
          <text:p text:style-name="P17">restricciones arquitectónicas y de diseño, </text:p>
        </text:list-item>
        <text:list-item>
          <text:p text:style-name="P17">seguridad</text:p>
        </text:list-item>
        <text:list-item>
          <text:p text:style-name="P17">rendimiento.</text:p>
        </text:list-item>
      </text:list>
      <text:p text:style-name="P16"/>
      <text:h text:style-name="P52" text:outline-level="1"><text:bookmark-start text:name="__RefHeading___Toc384285772"/>Requerimientos de Licencia<text:bookmark-end text:name="__RefHeading___Toc384285772"/></text:h>
      <text:p text:style-name="P28"><text:span text:style-name="T33">&lt;Esta parte del documento debería <text:s/>especificar la necesidad de licencias asociada a la implementación de este producto en caso que existiera. Describe todos los componentes comprados a ser usados por el sistema, cualquier licencia aplicable o restricción de uso&gt;</text:span></text:p>
      <text:p text:style-name="P30"/>
      <text:h text:style-name="P52" text:outline-level="1"><text:bookmark-start text:name="__RefHeading___Toc384285773"/>Observaciones<text:bookmark-end text:name="__RefHeading___Toc384285773"/></text:h>
      <text:p text:style-name="P28"><text:span text:style-name="T33">&lt;Esta sección permite incorporar cualquier información que se considera de importancia, que no haya sido especificada con anterioridad&gt;</text:span></text:p>
      <text:p text:style-name="P30"/>
      <text:p text:style-name="P30"/>
      <text:p text:style-name="P14"/>
      <text:p text:style-name="P6"/>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Droid Sans Devanagari1" svg:font-family="'Droid Sans Devanagari'"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2.025cm" fo:margin-right="0cm" fo:line-height="150%" fo:text-align="justify" style:justify-single-word="false" fo:text-indent="0cm" style:auto-text-indent="false" fo:keep-with-next="always"/>
      <style:text-properties style:font-name="Arial Narrow" fo:font-family="'Arial Narrow'" style:font-family-generic="swiss" style:font-pitch="variable" fo:letter-spacing="0.035cm" fo:font-weight="bold"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Book Antiqua" fo:font-family="'Book Antiqua'" style:font-family-generic="roman" style:font-pitch="variable" fo:font-size="20pt" fo:font-weight="bold" style:font-size-asian="20pt" style:font-weight-asian="bold" style:font-name-complex="Book Antiqua" style:font-family-complex="'Book Antiqua'" style:font-family-generic-complex="roman" style:font-pitch-complex="variable"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Book Antiqua" fo:font-family="'Book Antiqua'" style:font-family-generic="roman" style:font-pitch="variable" fo:font-size="14pt" fo:font-weight="bold" style:font-size-asian="14pt" style:font-weight-asian="bold" style:font-name-complex="Book Antiqua" style:font-family-complex="'Book Antiqua'" style:font-family-generic-complex="roman" style:font-pitch-complex="variable" style:font-weight-complex="bold"/>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Header" style:family="paragraph" style:parent-style-name="Standard" style:class="extra"/>
    <style:style style:name="Footer" style:family="paragraph" style:parent-style-name="Standard" style:class="extra"/>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Texto_20_independiente_20_31" style:display-name="Texto independiente 31" style:family="paragraph" style:parent-style-name="Standard">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Table_20_Text" style:display-name="Table Text" style:family="paragraph" style:parent-style-name="Standard">
      <style:paragraph-properties fo:margin-top="0cm" fo:margin-bottom="0.212cm" loext:contextual-spacing="false" style:text-autospace="none" style:punctuation-wrap="simple" style:vertical-align="baselin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Sangría_20_3_20_de_20_t._20_independiente1" style:display-name="Sangría 3 de t. independiente1" style:family="paragraph" style:parent-style-name="Standard">
      <style:paragraph-properties fo:margin-left="0.751cm" fo:margin-right="0cm" fo:line-height="150%"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indent" style:display-name="Text body indent" style:family="paragraph" style:parent-style-name="Standard" style:class="text">
      <style:paragraph-properties fo:margin-left="5.715cm" fo:margin-right="0cm" fo:text-align="justify" style:justify-single-word="false" fo:text-indent="-1.588cm" style:auto-text-indent="false"/>
      <style:text-properties fo:color="#0000ff" style:font-name="Book Antiqua" fo:font-family="'Book Antiqua'" style:font-family-generic="roman" style:font-pitch="variable" fo:font-style="italic" style:font-style-asian="italic" style:font-name-complex="Book Antiqua" style:font-family-complex="'Book Antiqua'" style:font-family-generic-complex="roman" style:font-pitch-complex="variable"/>
    </style:style>
    <style:style style:name="Sangría_20_2_20_de_20_t._20_independiente1" style:display-name="Sangría 2 de t. independiente1" style:family="paragraph" style:parent-style-name="Standard">
      <style:paragraph-properties fo:margin-left="5.001cm" fo:margin-right="0cm" fo:text-align="justify" style:justify-single-word="false" fo:text-indent="0cm" style:auto-text-indent="false"/>
      <style:text-properties fo:color="#0000ff" style:font-name="Book Antiqua" fo:font-family="'Book Antiqua'" style:font-family-generic="roman" style:font-pitch="variable" fo:font-style="italic" style:font-style-asian="italic" style:font-name-complex="Book Antiqua" style:font-family-complex="'Book Antiqua'" style:font-family-generic-complex="roman" style:font-pitch-complex="variable"/>
    </style:style>
    <style:style style:name="Contents_20_4" style:display-name="Contents 4" style:family="paragraph" style:parent-style-name="Index" style:class="index">
      <style:paragraph-properties fo:margin-left="1.27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Index" style:class="index">
      <style:paragraph-properties fo:margin-left="1.693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Index" style:class="index">
      <style:paragraph-properties fo:margin-left="2.117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Index" style:class="index">
      <style:paragraph-properties fo:margin-left="2.54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Index" style:class="index">
      <style:paragraph-properties fo:margin-left="2.963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Index" style:class="index">
      <style:paragraph-properties fo:margin-left="3.387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Índicel_20_10" style:display-name="Índicel 10" style:family="paragraph" style:parent-style-name="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Mapa_20_del_20_documento" style:display-name="Mapa del documen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hyphenation-ladder-count="no-limit"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true" fo:hyphenation-remain-char-count="2" fo:hyphenation-push-char-count="2"/>
    </style:style>
    <style:style style:name="WW8Num1z0" style:family="text">
      <style:text-properties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style>
    <style:style style:name="WW8Num1z1" style:family="text">
      <style:text-properties style:font-name="Book Antiqua" fo:font-family="'Book Antiqua'" style:font-family-generic="roman" style:font-pitch="variable" fo:font-size="12pt" fo:font-style="normal" fo:font-weight="bold" style:font-size-asian="12pt" style:font-style-asian="normal" style:font-weight-asian="bold" style:font-name-complex="Book Antiqua" style:font-family-complex="'Book Antiqua'"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text-properties style:font-name="Symbol" fo:font-family="Symbol" style:font-family-generic="roman" style:font-pitch="variable"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Book Antiqua" style:font-family-complex="'Book Antiqua'"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fo:language="en" fo:country="GB" style:font-name-complex="Wingdings" style:font-family-complex="Wingdings" style:font-pitch-complex="variable" style:font-charset-complex="x-symbol"/>
    </style:style>
    <style:style style:name="WW8Num6z0" style:family="text">
      <style:text-properties fo:color="#000000" fo:font-style="normal" fo:font-weight="bold" style:font-style-asian="normal" style:font-weight-asian="bold" style:font-name-complex="Book Antiqua" style:font-family-complex="'Book Antiqua'" style:font-family-generic-complex="roman" style:font-pitch-complex="variable"/>
    </style:style>
    <style:style style:name="WW8Num7z0" style:family="text">
      <style:text-properties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9pt"/>
    </style:style>
    <style:style style:name="WW8Num8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text-properties fo:font-size="12pt" fo:font-style="normal" style:font-size-asian="12pt" style:font-style-asian="normal"/>
    </style:style>
    <style:style style:name="WW8Num10z0" style:family="text">
      <style:text-properties fo:font-size="12pt" style:font-size-asian="12pt"/>
    </style:style>
    <style:style style:name="WW8Num1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WW8Num2z1" style:family="text">
      <style:text-properties style:font-name="Courier New" fo:font-family="'Courier New'" style:font-family-generic="modern" fo:language="es" fo:country="ES"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Book Antiqua" fo:font-family="'Book Antiqua'" style:font-family-generic="roman" style:font-pitch="variable" fo:font-size="12pt" fo:font-style="normal" fo:font-weight="bold" style:font-size-asian="12pt" style:font-style-asian="normal" style:font-weight-asian="bold" style:font-name-complex="Book Antiqua" style:font-family-complex="'Book Antiqua'" style:font-family-generic-complex="roman" style:font-pitch-complex="variable"/>
    </style:style>
    <style:style style:name="WW8Num1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fo:color="#000000" fo:font-style="normal" fo:font-weight="bold" style:font-style-asian="normal" style:font-weight-asian="bold"/>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6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fo:color="#000000" fo:font-style="normal" fo:font-weight="bold" style:font-style-asian="normal"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000000" style:font-name="Book Antiqua" fo:font-family="'Book Antiqua'" style:font-family-generic="roman" style:font-pitch="variable" fo:font-style="normal" fo:font-weight="bold" style:font-style-asian="normal" style:font-weight-asian="bold" style:font-name-complex="Book Antiqua" style:font-family-complex="'Book Antiqua'"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_20_Car_20_Car1" style:display-name=" Car Car1" style:family="text" style:parent-style-name="Fuente_20_de_20_párrafo_20_predeter.1">
      <style:text-properties fo:font-size="12pt" fo:language="es" fo:country="ES" style:font-size-asian="12pt" style:font-size-complex="12pt"/>
    </style:style>
    <style:style style:name="_20_Car_20_Car" style:display-name=" Car Car" style:family="text" style:parent-style-name="Fuente_20_de_20_párrafo_20_predeter.1">
      <style:text-properties fo:font-size="12pt" fo:language="es" fo:country="ES" style:font-size-asian="12pt" style:font-size-complex="12pt"/>
    </style:style>
    <style:style style:name="Mapa_20_del_20_documento_20_Car" style:display-name="Mapa del document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4" text:style-name="WW8Num2z0"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text:style-name="WW8Num5z0" style:num-suffix="." style:num-format="1" text:start-value="2"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RN-"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4.763cm" fo:text-indent="-0.635cm" fo:margin-left="4.763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8.573cm" fo:text-indent="-0.635cm" fo:margin-left="8.573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2.383cm" fo:text-indent="-0.635cm" fo:margin-left="12.383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3.653cm" fo:text-indent="-0.635cm" fo:margin-left="13.6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9z1"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9z1"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9z1"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2">
        <style:list-level-properties text:list-level-position-and-space-mode="label-alignment">
          <style:list-level-label-alignment text:label-followed-by="listtab" fo:text-indent="-0.953cm" fo:margin-left="0.953cm"/>
        </style:list-level-properties>
      </text:list-level-style-number>
      <text:list-level-style-number text:level="2" text:style-name="WW8Num10z0" style:num-suffix="."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3" text:style-name="WW8Num12z1"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Wingdings"/>
      </text:list-level-style-bullet>
      <text:list-level-style-bullet text:level="4" text:style-name="WW8Num12z1"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5" text:style-name="WW8Num12z4" style:num-suffix="." text:bullet-char="o">
        <style:list-level-properties text:list-level-position-and-space-mode="label-alignment">
          <style:list-level-label-alignment text:label-followed-by="listtab" text:list-tab-stop-position="8.573cm" fo:text-indent="-0.635cm" fo:margin-left="8.573cm"/>
        </style:list-level-properties>
        <style:text-properties style:font-name="Courier New"/>
      </text:list-level-style-bullet>
      <text:list-level-style-bullet text:level="6" text:style-name="WW8Num12z1"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Wingdings"/>
      </text:list-level-style-bullet>
      <text:list-level-style-bullet text:level="7" text:style-name="WW8Num12z6"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2.383cm" fo:text-indent="-0.635cm" fo:margin-left="12.383cm"/>
        </style:list-level-properties>
        <style:text-properties style:font-name="Courier New"/>
      </text:list-level-style-bullet>
      <text:list-level-style-bullet text:level="9" text:style-name="WW8Num12z1" style:num-suffix="." text:bullet-char="">
        <style:list-level-properties text:list-level-position-and-space-mode="label-alignment">
          <style:list-level-label-alignment text:label-followed-by="listtab" text:list-tab-stop-position="13.653cm" fo:text-indent="-0.635cm" fo:margin-left="13.6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style:tab-stops>
          <style:tab-stop style:position="13.335cm"/>
        </style:tab-stops>
      </style:paragraph-properties>
      <style:text-properties style:font-name="Book Antiqua" fo:font-size="9pt" fo:language="es" fo:country="AR" fo:font-weight="bold" style:font-size-asian="9pt" style:language-asian="es" style:country-asian="AR" style:font-weight-asian="bold" style:font-name-complex="Book Antiqua" style:font-size-complex="9pt"/>
    </style:style>
    <style:style style:name="MP4" style:family="paragraph" style:parent-style-name="Footer">
      <style:paragraph-properties>
        <style:tab-stops>
          <style:tab-stop style:position="13.335cm"/>
        </style:tab-stops>
      </style:paragraph-properties>
    </style:style>
    <style:style style:name="MT1" style:family="text">
      <style:text-properties style:font-name="Calibri" fo:font-size="10pt" fo:font-weight="bold" style:font-size-asian="10pt" style:font-weight-asian="bold" style:font-name-complex="Calibri" style:font-size-complex="10pt"/>
    </style:style>
    <style:style style:name="MT2" style:family="text">
      <style:text-properties style:font-name="Calibri" fo:font-size="10pt" style:font-size-asian="10pt" style:font-name-complex="Calibri" style:font-size-complex="10pt"/>
    </style:style>
    <style:style style:name="MT3" style:family="text">
      <style:text-properties style:font-name="Calibri" fo:font-size="10pt" fo:font-weight="bold" style:font-size-asian="10pt" style:font-weight-asian="bold" style:font-name-complex="Book Antiqua" style:font-size-complex="10pt"/>
    </style:style>
    <style:style style:name="MT4" style:family="text">
      <style:text-properties style:font-name="Calibri" fo:font-size="10pt" fo:language="es" fo:country="ES" style:font-size-asian="10pt" style:font-name-complex="Calibri" style:font-size-complex="10pt"/>
    </style:style>
    <style:style style:name="MT5" style:family="text">
      <style:text-properties style:font-name="Calibri" fo:font-size="10pt" fo:language="es" fo:country="ES" fo:font-weight="bold" style:font-size-asian="10pt" style:font-weight-asian="bold" style:font-name-complex="Calibri" style:font-size-complex="10pt"/>
    </style:style>
    <style:style style:name="MT6" style:family="text">
      <style:text-properties style:font-name="Calibri" fo:font-size="10pt" fo:language="es" fo:country="ES" style:font-size-asian="10pt" style:font-name-complex="Book Antiqua"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2.044cm, 0cm, 1.741cm, 0cm)" draw:luminance="0%" draw:contrast="0%" draw:red="0%" draw:green="0%" draw:blue="0%" draw:gamma="100%" draw:color-inversion="false" draw:image-opacity="100%" draw:color-mode="standard"/>
    </style:style>
    <style:style style:name="M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68686"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header>
        <text:p text:style-name="MP1"><draw:frame draw:style-name="Mfr1" draw:name="Imagen1" text:anchor-type="char" svg:x="-1.42cm" svg:y="-0.118cm" svg:width="5.622cm" svg:height="1.094cm" draw:z-index="7"><draw:image xlink:href="Pictures/2000000B000034B80000185AFC00FEFFDE365CC2.wmf" xlink:type="simple" xlink:show="embed" xlink:actuate="onLoad"/></draw:frame><text:tab/><text:tab/><text:tab/><text:tab/><text:tab/><text:tab/><text:tab/><text:tab/><text:tab/><text:tab/><text:tab/><text:tab/><text:tab/><text:tab/><text:tab/><text:tab/> <text:span text:style-name="MT1">Proyecto</text:span><text:span text:style-name="MT2">: xxxx <text:s text:c="4"/></text:span><text:span text:style-name="MT1">Versión Producto</text:span><text:span text:style-name="MT2">: x.x <text:s text:c="2"/></text:span><text:span text:style-name="MT1">Cliente</text:span><text:span text:style-name="MT2">: xxxxx</text:span></text:p>
        <text:p text:style-name="Header"><draw:connector text:anchor-type="char" draw:z-index="23" draw:style-name="Mgr1" draw:text-style-name="MP2" draw:type="line" svg:x1="3.198cm" svg:y1="0.056cm" svg:x2="17.528cm" svg:y2="0.06cm" svg:d="M3198 56l14330 4" svg:viewBox="0 0 14332 5"><text:p/></draw:connector><text:tab/></text:p>
      </style:header>
      <style:footer>
        <text:p text:style-name="MP3"><draw:connector text:anchor-type="char" draw:z-index="15" draw:style-name="Mgr1" draw:text-style-name="MP2" draw:type="line" svg:x1="-0.359cm" svg:y1="0.25cm" svg:x2="17.528cm" svg:y2="0.254cm" svg:d="M-360 250l17888 4" svg:viewBox="0 0 17889 5"><text:p/></draw:connector></text:p>
        <text:p text:style-name="MP4"><text:span text:style-name="MT3">Nombre del Documento: </text:span><text:span text:style-name="Page_20_Number"><text:span text:style-name="MT4"><text:file-name text:display="name-and-extension">ESPECIFICACION-DE-REQUERIMIENTO.doc</text:file-name></text:span></text:span><text:span text:style-name="MT3"><text:tab/></text:span><text:span text:style-name="Page_20_Number"><text:span text:style-name="MT5">STD-ERS Versión: </text:span></text:span><text:span text:style-name="Page_20_Number"><text:span text:style-name="MT4">1.0</text:span></text:span></text:p>
        <text:p text:style-name="MP4"><text:span text:style-name="MT3">Fecha de Creación: </text:span><text:span text:style-name="Page_20_Number"><text:span text:style-name="MT4"><text:creation-date style:data-style-name="N51">03/04/2014 08:49:00</text:creation-date></text:span></text:span><text:span text:style-name="MT3"><text:tab/>Página:</text:span><text:span text:style-name="Page_20_Number"><text:span text:style-name="MT6"> <text:s/></text:span></text:span><text:span text:style-name="Page_20_Number"><text:span text:style-name="MT4"><text:page-number text:select-page="current">2</text:page-number></text:span></text:span><text:span text:style-name="Page_20_Number"><text:span text:style-name="MT6"> <text:s text:c="96"/></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meta:initial-creator>X X</meta:initial-creator>
    <meta:creation-date>2014-04-03T08:49:00</meta:creation-date>
    <dc:creator>Usuario</dc:creator>
    <dc:date>2014-04-29T15:31:00</dc:date>
    <meta:editing-cycles>16</meta:editing-cycles>
    <meta:editing-duration>PT7H10M</meta:editing-duration>
    <meta:document-statistic meta:table-count="0" meta:image-count="1" meta:object-count="0" meta:page-count="8" meta:paragraph-count="159" meta:word-count="1705" meta:character-count="11489" meta:non-whitespace-character-count="9779"/>
    <meta:generator>LibreOffice/5.2.5.1$Linux_X86_64 LibreOffice_project/20m0$Build-1</meta:generator>
  </office:meta>
</office:document-meta>
</file>